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fo:language="el" fo:country="GR" style:font-size-asian="11pt" style:font-size-complex="11pt"/>
    </style:style>
    <style:style style:name="P2" style:family="paragraph" style:parent-style-name="Standard">
      <style:text-properties style:font-name="Times New Roman" fo:font-size="11pt" fo:language="el" fo:country="GR" officeooo:rsid="001c7799" style:font-size-asian="11pt" style:font-size-complex="11pt"/>
    </style:style>
    <style:style style:name="P3" style:family="paragraph" style:parent-style-name="Standard">
      <style:text-properties style:font-name="Times New Roman" fo:font-size="11pt" fo:language="el" fo:country="GR" officeooo:paragraph-rsid="005bea8c" style:font-size-asian="11pt" style:font-size-complex="11pt"/>
    </style:style>
    <style:style style:name="P4" style:family="paragraph" style:parent-style-name="Standard">
      <style:text-properties style:font-name="Times New Roman" fo:font-size="11pt" fo:language="el" fo:country="GR" fo:font-weight="normal" officeooo:rsid="001f4709" officeooo:paragraph-rsid="001e06d9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language="el" fo:country="GR" style:text-underline-style="none" fo:font-weight="normal" officeooo:rsid="002a8a5b" officeooo:paragraph-rsid="002a8a5b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language="el" fo:country="GR" style:text-underline-style="none" fo:font-weight="normal" officeooo:rsid="002a8a5b" officeooo:paragraph-rsid="00a7c760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language="el" fo:country="GR" style:text-underline-style="none" fo:font-weight="normal" officeooo:rsid="002a8a5b" officeooo:paragraph-rsid="00a97e6c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language="el" fo:country="GR" style:text-underline-style="none" fo:font-weight="normal" officeooo:rsid="002c0a9d" officeooo:paragraph-rsid="002c0a9d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style:font-name="Times New Roman" fo:font-size="11pt" fo:language="el" fo:country="GR" style:text-underline-style="none" fo:font-weight="normal" officeooo:rsid="002dab26" officeooo:paragraph-rsid="002dab26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Times New Roman" fo:font-size="11pt" fo:language="el" fo:country="GR" style:text-underline-style="none" fo:font-weight="normal" officeooo:rsid="0039c334" officeooo:paragraph-rsid="0039c334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Times New Roman" fo:font-size="11pt" fo:language="el" fo:country="GR" style:text-underline-style="none" fo:font-weight="normal" officeooo:rsid="0039c334" officeooo:paragraph-rsid="006fef25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Times New Roman" fo:font-size="11pt" fo:language="el" fo:country="GR" style:text-underline-style="none" fo:font-weight="normal" officeooo:rsid="0043e3e0" officeooo:paragraph-rsid="0043e3e0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Times New Roman" fo:font-size="11pt" fo:language="el" fo:country="GR" style:text-underline-style="none" fo:font-weight="normal" officeooo:rsid="002c4ed2" officeooo:paragraph-rsid="002c0a9d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Times New Roman" fo:font-size="11pt" fo:language="el" fo:country="GR" style:text-underline-style="none" fo:font-weight="normal" officeooo:rsid="003e65c1" officeooo:paragraph-rsid="002dab26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Times New Roman" fo:font-size="11pt" fo:language="el" fo:country="GR" style:text-underline-style="none" fo:font-weight="normal" officeooo:rsid="003e65c1" officeooo:paragraph-rsid="006fef2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Times New Roman" fo:font-size="11pt" fo:language="el" fo:country="GR" style:text-underline-style="none" fo:font-weight="normal" officeooo:rsid="003e65c1" officeooo:paragraph-rsid="005309e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font-name="Times New Roman" fo:font-size="11pt" fo:language="el" fo:country="GR" style:text-underline-style="none" fo:font-weight="normal" officeooo:rsid="00621b47" officeooo:paragraph-rsid="00621b47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font-name="Times New Roman" fo:font-size="11pt" fo:language="el" fo:country="GR" style:text-underline-style="none" fo:font-weight="normal" officeooo:rsid="00684bdb" officeooo:paragraph-rsid="00621b47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font-name="Times New Roman" fo:font-size="11pt" fo:language="el" fo:country="GR" style:text-underline-style="none" fo:font-weight="normal" officeooo:rsid="00684bdb" officeooo:paragraph-rsid="006fef25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font-name="Times New Roman" fo:font-size="11pt" fo:language="el" fo:country="GR" style:text-underline-style="none" fo:font-weight="normal" officeooo:rsid="008d7e8c" officeooo:paragraph-rsid="008d7e8c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font-name="Times New Roman" fo:font-size="11pt" fo:language="el" fo:country="GR" style:text-underline-style="none" fo:font-weight="normal" officeooo:rsid="008d7e8c" officeooo:paragraph-rsid="008def24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style:font-name="Times New Roman" fo:font-size="11pt" fo:language="el" fo:country="GR" style:text-underline-style="none" fo:font-weight="normal" officeooo:rsid="008d7e8c" officeooo:paragraph-rsid="008f3d96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style:font-name="Times New Roman" fo:font-size="11pt" fo:language="el" fo:country="GR" style:text-underline-style="none" fo:font-weight="normal" officeooo:rsid="00925863" officeooo:paragraph-rsid="00925863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style:font-name="Times New Roman" fo:font-size="11pt" fo:language="el" fo:country="GR" style:text-underline-style="none" fo:font-weight="normal" officeooo:rsid="008f3d96" officeooo:paragraph-rsid="008f3d96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style:font-name="Times New Roman" fo:font-size="11pt" fo:language="el" fo:country="GR" style:text-underline-style="none" fo:font-weight="bold" officeooo:rsid="002c0a9d" officeooo:paragraph-rsid="002c0a9d" style:font-size-asian="9.60000038146973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language="el" fo:country="GR" style:text-underline-style="none" fo:font-weight="bold" officeooo:rsid="002dab26" officeooo:paragraph-rsid="002dab26" style:font-size-asian="9.60000038146973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language="el" fo:country="GR" style:text-underline-style="none" fo:font-weight="bold" officeooo:rsid="002dab26" officeooo:paragraph-rsid="004027ba" style:font-size-asian="9.60000038146973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language="el" fo:country="GR" style:text-underline-style="none" fo:font-weight="bold" officeooo:rsid="002dab26" officeooo:paragraph-rsid="006fef25" style:font-size-asian="9.60000038146973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language="el" fo:country="GR" style:text-underline-style="none" fo:font-weight="bold" officeooo:rsid="002dab26" officeooo:paragraph-rsid="00c8c9af" style:font-size-asian="9.60000038146973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039c334" style:font-size-asian="9.60000038146973pt" style:font-weight-asian="bold" style:font-size-complex="11pt" style:font-weight-complex="bold"/>
    </style:style>
    <style:style style:name="P31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06fef25" style:font-size-asian="9.60000038146973pt" style:font-weight-asian="bold" style:font-size-complex="11pt" style:font-weight-complex="bold"/>
    </style:style>
    <style:style style:name="P32" style:family="paragraph" style:parent-style-name="Standard">
      <style:text-properties style:font-name="Times New Roman" fo:font-size="11pt" fo:language="el" fo:country="GR" style:text-underline-style="none" fo:font-weight="bold" officeooo:rsid="0043e3e0" officeooo:paragraph-rsid="0043e3e0" style:font-size-asian="9.60000038146973pt" style:font-weight-asian="bold" style:font-size-complex="11pt" style:font-weight-complex="bold"/>
    </style:style>
    <style:style style:name="P33" style:family="paragraph" style:parent-style-name="Standard">
      <style:text-properties style:font-name="Times New Roman" fo:font-size="11pt" fo:language="el" fo:country="GR" style:text-underline-style="none" fo:font-weight="bold" officeooo:rsid="0043e3e0" officeooo:paragraph-rsid="00a36518" style:font-size-asian="9.60000038146973pt" style:font-weight-asian="bold" style:font-size-complex="11pt" style:font-weight-complex="bold"/>
    </style:style>
    <style:style style:name="P34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621b47" style:font-size-asian="9.60000038146973pt" style:font-weight-asian="bold" style:font-size-complex="11pt" style:font-weight-complex="bold"/>
    </style:style>
    <style:style style:name="P35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648b39" style:font-size-asian="9.60000038146973pt" style:font-weight-asian="bold" style:font-size-complex="11pt" style:font-weight-complex="bold"/>
    </style:style>
    <style:style style:name="P36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6768c7" style:font-size-asian="9.60000038146973pt" style:font-weight-asian="bold" style:font-size-complex="11pt" style:font-weight-complex="bold"/>
    </style:style>
    <style:style style:name="P37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6a3f3c" style:font-size-asian="9.60000038146973pt" style:font-weight-asian="bold" style:font-size-complex="11pt" style:font-weight-complex="bold"/>
    </style:style>
    <style:style style:name="P38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6a98dc" style:font-size-asian="9.60000038146973pt" style:font-weight-asian="bold" style:font-size-complex="11pt" style:font-weight-complex="bold"/>
    </style:style>
    <style:style style:name="P39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b6f6cc" style:font-size-asian="9.60000038146973pt" style:font-weight-asian="bold" style:font-size-complex="11pt" style:font-weight-complex="bold"/>
    </style:style>
    <style:style style:name="P40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bcedd6" style:font-size-asian="9.60000038146973pt" style:font-weight-asian="bold" style:font-size-complex="11pt" style:font-weight-complex="bold"/>
    </style:style>
    <style:style style:name="P41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be755d" style:font-size-asian="9.60000038146973pt" style:font-weight-asian="bold" style:font-size-complex="11pt" style:font-weight-complex="bold"/>
    </style:style>
    <style:style style:name="P42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bee1d0" style:font-size-asian="9.60000038146973pt" style:font-weight-asian="bold" style:font-size-complex="11pt" style:font-weight-complex="bold"/>
    </style:style>
    <style:style style:name="P43" style:family="paragraph" style:parent-style-name="Standard">
      <style:text-properties style:font-name="Times New Roman" fo:font-size="11pt" fo:language="el" fo:country="GR" style:text-underline-style="none" fo:font-weight="bold" officeooo:rsid="00621b47" officeooo:paragraph-rsid="00bee34d" style:font-size-asian="9.60000038146973pt" style:font-weight-asian="bold" style:font-size-complex="11pt" style:font-weight-complex="bold"/>
    </style:style>
    <style:style style:name="P44" style:family="paragraph" style:parent-style-name="Standard">
      <style:text-properties style:font-name="Times New Roman" fo:font-size="11pt" fo:language="el" fo:country="GR" style:text-underline-style="none" fo:font-weight="bold" officeooo:rsid="002a8a5b" officeooo:paragraph-rsid="002a8a5b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Times New Roman" fo:font-size="11pt" fo:language="el" fo:country="GR" style:text-underline-style="none" fo:font-weight="bold" officeooo:rsid="002a8a5b" officeooo:paragraph-rsid="00aae4e1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Times New Roman" fo:font-size="11pt" fo:language="el" fo:country="GR" fo:font-weight="bold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Times New Roman" fo:font-size="11pt" fo:language="el" fo:country="GR" fo:font-weight="bold" officeooo:rsid="005bea8c" officeooo:paragraph-rsid="005bea8c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Times New Roman" fo:font-size="11pt" fo:language="el" fo:country="GR" fo:font-weight="bold" officeooo:rsid="005bea8c" officeooo:paragraph-rsid="00884338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Times New Roman" fo:font-size="11pt" fo:language="el" fo:country="GR" fo:font-weight="bold" officeooo:rsid="005bea8c" officeooo:paragraph-rsid="00891bf2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Times New Roman" fo:font-size="11pt" fo:language="en" fo:country="US" fo:font-weight="bold" officeooo:rsid="001e06d9" officeooo:paragraph-rsid="001e06d9" style:font-size-asian="11pt" style:font-weight-asian="bold" style:font-size-complex="11pt" style:font-weight-complex="bold"/>
    </style:style>
    <style:style style:name="P51" style:family="paragraph" style:parent-style-name="Standard">
      <style:text-properties style:font-name="Times New Roman" fo:font-size="11pt" fo:language="en" fo:country="US" fo:font-weight="bold" officeooo:rsid="00279cf1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Times New Roman" fo:font-size="11pt" fo:language="en" fo:country="US" officeooo:rsid="001c7799" officeooo:paragraph-rsid="00250efb" style:font-size-asian="11pt" style:font-size-complex="11pt"/>
    </style:style>
    <style:style style:name="P53" style:family="paragraph" style:parent-style-name="Standard">
      <style:text-properties style:font-name="Times New Roman" fo:font-size="11pt" fo:language="en" fo:country="US" officeooo:rsid="005bea8c" officeooo:paragraph-rsid="005bea8c" style:font-size-asian="11pt" style:font-size-complex="11pt"/>
    </style:style>
    <style:style style:name="P54" style:family="paragraph" style:parent-style-name="Standard">
      <style:text-properties style:font-name="Times New Roman" fo:font-size="11pt" fo:language="en" fo:country="US" style:text-underline-style="solid" style:text-underline-width="auto" style:text-underline-color="font-color" fo:font-weight="bold" officeooo:rsid="001e06d9" officeooo:paragraph-rsid="002a8a5b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Times New Roman" fo:font-size="11pt" fo:language="en" fo:country="US" style:text-underline-style="solid" style:text-underline-width="auto" style:text-underline-color="font-color" fo:font-weight="bold" officeooo:rsid="001e06d9" officeooo:paragraph-rsid="002c0a9d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Times New Roman" fo:font-size="11pt" fo:language="en" fo:country="US" style:text-underline-style="solid" style:text-underline-width="auto" style:text-underline-color="font-color" fo:font-weight="bold" officeooo:rsid="001e06d9" officeooo:paragraph-rsid="002c4ed2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Times New Roman" fo:font-size="11pt" fo:language="en" fo:country="US" style:text-underline-style="solid" style:text-underline-width="auto" style:text-underline-color="font-color" fo:font-weight="bold" officeooo:rsid="001e06d9" officeooo:paragraph-rsid="00380634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Times New Roman" fo:font-size="11pt" fo:language="en" fo:country="US" style:text-underline-style="solid" style:text-underline-width="auto" style:text-underline-color="font-color" fo:font-weight="bold" officeooo:rsid="001e06d9" officeooo:paragraph-rsid="00621b47" style:font-size-asian="11pt" style:font-weight-asian="bold" style:font-size-complex="11pt" style:font-weight-complex="bold"/>
    </style:style>
    <style:style style:name="P59" style:family="paragraph" style:parent-style-name="Standard">
      <style:text-properties style:font-name="Times New Roman" fo:font-size="11pt" fo:language="en" fo:country="US" style:text-underline-style="solid" style:text-underline-width="auto" style:text-underline-color="font-color" fo:font-weight="bold" officeooo:rsid="001e06d9" officeooo:paragraph-rsid="006fef25" style:font-size-asian="11pt" style:font-weight-asian="bold" style:font-size-complex="11pt" style:font-weight-complex="bold"/>
    </style:style>
    <style:style style:name="P60" style:family="paragraph" style:parent-style-name="Standard">
      <style:text-properties style:font-name="Times New Roman" fo:font-size="11pt" fo:language="en" fo:country="US" style:text-underline-style="solid" style:text-underline-width="auto" style:text-underline-color="font-color" fo:font-weight="bold" officeooo:rsid="001e06d9" officeooo:paragraph-rsid="008354c6" style:font-size-asian="11pt" style:font-weight-asian="bold" style:font-size-complex="11pt" style:font-weight-complex="bold"/>
    </style:style>
    <style:style style:name="P61" style:family="paragraph" style:parent-style-name="Standard">
      <style:text-properties style:font-name="Times New Roman" fo:font-size="11pt" fo:language="en" fo:country="US" style:text-underline-style="none" fo:font-weight="normal" officeooo:rsid="002a8a5b" officeooo:paragraph-rsid="002a8a5b" style:font-size-asian="11pt" style:font-weight-asian="normal" style:font-size-complex="11pt" style:font-weight-complex="normal"/>
    </style:style>
    <style:style style:name="P62" style:family="paragraph" style:parent-style-name="Standard">
      <style:text-properties style:font-name="Times New Roman" fo:font-size="11pt" fo:language="en" fo:country="US" style:text-underline-style="none" fo:font-weight="normal" officeooo:rsid="003594bd" officeooo:paragraph-rsid="002dab26" style:font-size-asian="9.60000038146973pt" style:font-weight-asian="normal" style:font-size-complex="11pt" style:font-weight-complex="normal"/>
    </style:style>
    <style:style style:name="P63" style:family="paragraph" style:parent-style-name="Standard">
      <style:text-properties style:font-name="Times New Roman" fo:font-size="18pt" fo:language="en" fo:country="US" style:text-underline-style="solid" style:text-underline-width="auto" style:text-underline-color="font-color" style:font-size-asian="18pt" style:font-size-complex="18pt"/>
    </style:style>
    <style:style style:name="P64" style:family="paragraph" style:parent-style-name="Standard">
      <style:text-properties style:font-name="Times New Roman" fo:font-size="18pt" fo:language="en" fo:country="US" style:text-underline-style="solid" style:text-underline-width="auto" style:text-underline-color="font-color" fo:font-weight="bold" officeooo:rsid="008a6bf2" officeooo:paragraph-rsid="008a6bf2" style:font-size-asian="18pt" style:font-weight-asian="bold" style:font-size-complex="18pt" style:font-weight-complex="bold"/>
    </style:style>
    <style:style style:name="P65" style:family="paragraph" style:parent-style-name="Standard">
      <style:text-properties style:font-name="Times New Roman" fo:font-size="18pt" fo:language="el" fo:country="G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6" style:family="paragraph" style:parent-style-name="Standard">
      <style:text-properties fo:language="el" fo:country="GR"/>
    </style:style>
    <style:style style:name="P67" style:family="paragraph" style:parent-style-name="Standard">
      <style:text-properties fo:language="el" fo:country="GR" fo:font-weight="bold" style:font-weight-asian="bold" style:font-weight-complex="bold"/>
    </style:style>
    <style:style style:name="P68" style:family="paragraph" style:parent-style-name="Standard">
      <style:text-properties fo:language="el" fo:country="GR" fo:font-weight="bold" officeooo:rsid="001e06d9" officeooo:paragraph-rsid="001e06d9" style:font-weight-asian="bold" style:font-weight-complex="bold"/>
    </style:style>
    <style:style style:name="P69" style:family="paragraph" style:parent-style-name="Standard">
      <style:text-properties fo:language="el" fo:country="GR" fo:font-weight="bold" officeooo:rsid="001e06d9" officeooo:paragraph-rsid="001f8423" style:font-weight-asian="bold" style:font-weight-complex="bold"/>
    </style:style>
    <style:style style:name="P70" style:family="paragraph" style:parent-style-name="Standard">
      <style:text-properties fo:language="en" fo:country="US" style:text-underline-style="solid" style:text-underline-width="auto" style:text-underline-color="font-color" fo:font-weight="bold" officeooo:rsid="001e06d9" officeooo:paragraph-rsid="001e06d9" style:font-weight-asian="bold" style:font-weight-complex="bold"/>
    </style:style>
    <style:style style:name="P71" style:family="paragraph" style:parent-style-name="Standard">
      <style:text-properties fo:language="en" fo:country="US" style:text-underline-style="solid" style:text-underline-width="auto" style:text-underline-color="font-color" fo:font-weight="bold" officeooo:rsid="001e06d9" officeooo:paragraph-rsid="00438576" style:font-weight-asian="bold" style:font-weight-complex="bold"/>
    </style:style>
    <style:style style:name="P72" style:family="paragraph" style:parent-style-name="Standard">
      <style:text-properties fo:font-size="11pt" fo:language="el" fo:country="GR" style:text-underline-style="none" fo:font-weight="normal" officeooo:rsid="0043e3e0" officeooo:paragraph-rsid="0043e3e0" style:font-size-asian="9.60000038146973pt" style:font-weight-asian="normal" style:font-size-complex="11pt" style:font-weight-complex="normal"/>
    </style:style>
    <style:style style:name="P73" style:family="paragraph" style:parent-style-name="Standard">
      <style:text-properties fo:font-size="11pt" fo:language="el" fo:country="GR" style:text-underline-style="none" fo:font-weight="bold" officeooo:rsid="0043e3e0" officeooo:paragraph-rsid="0047185c" style:font-size-asian="9.60000038146973pt" style:font-weight-asian="bold" style:font-size-complex="11pt" style:font-weight-complex="bold"/>
    </style:style>
    <style:style style:name="P74" style:family="paragraph" style:parent-style-name="Standard">
      <style:text-properties fo:font-size="11pt" fo:language="el" fo:country="GR" style:text-underline-style="none" fo:font-weight="bold" officeooo:rsid="0043e3e0" officeooo:paragraph-rsid="0048178f" style:font-size-asian="9.60000038146973pt" style:font-weight-asian="bold" style:font-size-complex="11pt" style:font-weight-complex="bold"/>
    </style:style>
    <style:style style:name="P75" style:family="paragraph" style:parent-style-name="Standard">
      <style:text-properties fo:font-size="11pt" fo:language="el" fo:country="GR" style:text-underline-style="none" fo:font-weight="bold" officeooo:rsid="0043e3e0" officeooo:paragraph-rsid="004d4d61" style:font-size-asian="9.60000038146973pt" style:font-weight-asian="bold" style:font-size-complex="11pt" style:font-weight-complex="bold"/>
    </style:style>
    <style:style style:name="P76" style:family="paragraph" style:parent-style-name="Standard">
      <style:text-properties fo:font-size="11pt" fo:language="el" fo:country="GR" style:text-underline-style="none" fo:font-weight="bold" officeooo:rsid="0043e3e0" officeooo:paragraph-rsid="005309e2" style:font-size-asian="9.60000038146973pt" style:font-weight-asian="bold" style:font-size-complex="11pt" style:font-weight-complex="bold"/>
    </style:style>
    <style:style style:name="P77" style:family="paragraph" style:parent-style-name="Standard">
      <style:text-properties fo:font-size="11pt" fo:language="el" fo:country="GR" style:text-underline-style="none" fo:font-weight="bold" officeooo:rsid="0043e3e0" officeooo:paragraph-rsid="0054874a" style:font-size-asian="9.60000038146973pt" style:font-weight-asian="bold" style:font-size-complex="11pt" style:font-weight-complex="bold"/>
    </style:style>
    <style:style style:name="P78" style:family="paragraph" style:parent-style-name="Standard">
      <style:text-properties fo:font-size="11pt" fo:language="el" fo:country="GR" style:text-underline-style="none" fo:font-weight="bold" officeooo:rsid="0043e3e0" officeooo:paragraph-rsid="0049dce7" style:font-size-asian="9.60000038146973pt" style:font-weight-asian="bold" style:font-size-complex="11pt" style:font-weight-complex="bold"/>
    </style:style>
    <style:style style:name="P79" style:family="paragraph" style:parent-style-name="Standard">
      <style:text-properties fo:font-size="11pt" fo:language="el" fo:country="GR" style:text-underline-style="none" fo:font-weight="bold" officeooo:rsid="0043e3e0" officeooo:paragraph-rsid="004f45ef" style:font-size-asian="9.60000038146973pt" style:font-weight-asian="bold" style:font-size-complex="11pt" style:font-weight-complex="bold"/>
    </style:style>
    <style:style style:name="P80" style:family="paragraph" style:parent-style-name="Standard">
      <style:text-properties fo:font-size="11pt" fo:language="el" fo:country="GR" style:text-underline-style="none" fo:font-weight="bold" officeooo:rsid="0043e3e0" officeooo:paragraph-rsid="00ccf601" style:font-size-asian="9.60000038146973pt" style:font-weight-asian="bold" style:font-size-complex="11pt" style:font-weight-complex="bold"/>
    </style:style>
    <style:style style:name="P81" style:family="paragraph" style:parent-style-name="Standard">
      <style:text-properties fo:font-size="11pt" fo:language="el" fo:country="GR" style:text-underline-style="none" fo:font-weight="bold" officeooo:rsid="0043e3e0" officeooo:paragraph-rsid="00e820e7" style:font-size-asian="9.60000038146973pt" style:font-weight-asian="bold" style:font-size-complex="11pt" style:font-weight-complex="bold"/>
    </style:style>
    <style:style style:name="P82" style:family="paragraph" style:parent-style-name="Standard">
      <style:text-properties fo:font-size="11pt" fo:language="el" fo:country="GR" style:text-underline-style="none" fo:font-weight="bold" officeooo:rsid="0043e3e0" officeooo:paragraph-rsid="00ea69f2" style:font-size-asian="9.60000038146973pt" style:font-weight-asian="bold" style:font-size-complex="11pt" style:font-weight-complex="bold"/>
    </style:style>
    <style:style style:name="P83" style:family="paragraph" style:parent-style-name="Standard">
      <style:text-properties fo:font-size="11pt" fo:language="el" fo:country="GR" style:text-underline-style="none" fo:font-weight="normal" officeooo:rsid="0043e3e0" officeooo:paragraph-rsid="00ccf601" style:font-size-asian="9.60000038146973pt" style:font-weight-asian="normal" style:font-size-complex="11pt" style:font-weight-complex="normal"/>
    </style:style>
    <style:style style:name="P84" style:family="paragraph" style:parent-style-name="Standard">
      <style:text-properties fo:font-size="11pt" fo:language="el" fo:country="GR" style:text-underline-style="none" fo:font-weight="normal" officeooo:rsid="0043e3e0" officeooo:paragraph-rsid="00e820e7" style:font-size-asian="9.60000038146973pt" style:font-weight-asian="normal" style:font-size-complex="11pt" style:font-weight-complex="normal"/>
    </style:style>
    <style:style style:name="P85" style:family="paragraph" style:parent-style-name="Standard">
      <style:text-properties fo:language="en" fo:country="US" style:text-underline-style="solid" style:text-underline-width="auto" style:text-underline-color="font-color" fo:font-weight="bold" officeooo:rsid="001e06d9" officeooo:paragraph-rsid="00ccf601" style:font-weight-asian="bold" style:font-weight-complex="bold"/>
    </style:style>
    <style:style style:name="P86" style:family="paragraph" style:parent-style-name="Standard">
      <style:text-properties fo:language="en" fo:country="US" style:text-underline-style="solid" style:text-underline-width="auto" style:text-underline-color="font-color" fo:font-weight="bold" officeooo:rsid="001e06d9" officeooo:paragraph-rsid="00e820e7" style:font-weight-asian="bold" style:font-weight-complex="bold"/>
    </style:style>
    <style:style style:name="P87" style:family="paragraph" style:parent-style-name="Standard">
      <style:text-properties style:font-name="Times New Roman" fo:font-size="11pt" fo:language="el" fo:country="GR" style:text-underline-style="none" fo:font-weight="normal" officeooo:rsid="0043e3e0" officeooo:paragraph-rsid="00ccf601" style:font-size-asian="9.60000038146973pt" style:font-weight-asian="normal" style:font-size-complex="11pt" style:font-weight-complex="normal"/>
    </style:style>
    <style:style style:name="P88" style:family="paragraph" style:parent-style-name="Standard">
      <style:text-properties style:font-name="Times New Roman" fo:font-size="11pt" fo:language="el" fo:country="GR" style:text-underline-style="none" fo:font-weight="normal" officeooo:rsid="0043e3e0" officeooo:paragraph-rsid="00e820e7" style:font-size-asian="9.60000038146973pt" style:font-weight-asian="normal" style:font-size-complex="11pt" style:font-weight-complex="normal"/>
    </style:style>
    <style:style style:name="P89" style:family="paragraph" style:parent-style-name="Standard">
      <style:text-properties style:font-name="Times New Roman" fo:font-size="11pt" fo:language="el" fo:country="GR" style:text-underline-style="none" fo:font-weight="normal" officeooo:rsid="003e65c1" officeooo:paragraph-rsid="00ccf601" style:font-size-asian="9.60000038146973pt" style:font-weight-asian="normal" style:font-size-complex="11pt" style:font-weight-complex="normal"/>
    </style:style>
    <style:style style:name="P90" style:family="paragraph" style:parent-style-name="Standard">
      <style:text-properties style:font-name="Times New Roman" fo:font-size="11pt" fo:language="el" fo:country="GR" style:text-underline-style="none" fo:font-weight="normal" officeooo:rsid="003e65c1" officeooo:paragraph-rsid="00e820e7" style:font-size-asian="9.60000038146973pt" style:font-weight-asian="normal" style:font-size-complex="11pt" style:font-weight-complex="normal"/>
    </style:style>
    <style:style style:name="P91" style:family="paragraph" style:parent-style-name="Standard">
      <style:text-properties style:font-name="Times New Roman" fo:font-size="11pt" fo:language="el" fo:country="GR" style:text-underline-style="none" fo:font-weight="normal" officeooo:rsid="0087178d" officeooo:paragraph-rsid="0087178d" style:font-size-asian="9.60000038146973pt" style:font-weight-asian="normal" style:font-size-complex="11pt" style:font-weight-complex="normal"/>
    </style:style>
    <style:style style:name="P92" style:family="paragraph" style:parent-style-name="Standard">
      <style:text-properties style:font-name="Times New Roman" fo:font-size="11pt" fo:language="el" fo:country="GR" style:text-underline-style="none" fo:font-weight="bold" officeooo:rsid="0043e3e0" officeooo:paragraph-rsid="00ccf601" style:font-size-asian="9.60000038146973pt" style:font-weight-asian="bold" style:font-size-complex="11pt" style:font-weight-complex="bold"/>
    </style:style>
    <style:style style:name="P93" style:family="paragraph" style:parent-style-name="Standard">
      <style:text-properties style:font-name="Times New Roman" fo:font-size="11pt" fo:language="el" fo:country="GR" style:text-underline-style="none" fo:font-weight="bold" officeooo:rsid="0043e3e0" officeooo:paragraph-rsid="004f45ef" style:font-size-asian="9.60000038146973pt" style:font-weight-asian="bold" style:font-size-complex="11pt" style:font-weight-complex="bold"/>
    </style:style>
    <style:style style:name="P94" style:family="paragraph" style:parent-style-name="Standard">
      <style:text-properties style:font-name="Times New Roman" fo:font-size="11pt" fo:language="el" fo:country="GR" style:text-underline-style="none" fo:font-weight="bold" officeooo:rsid="0043e3e0" officeooo:paragraph-rsid="00e820e7" style:font-size-asian="9.60000038146973pt" style:font-weight-asian="bold" style:font-size-complex="11pt" style:font-weight-complex="bold"/>
    </style:style>
    <style:style style:name="P95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087178d" style:font-size-asian="9.60000038146973pt" style:font-weight-asian="bold" style:font-size-complex="11pt" style:font-weight-complex="bold"/>
    </style:style>
    <style:style style:name="P96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115a9fd" style:font-size-asian="9.60000038146973pt" style:font-weight-asian="bold" style:font-size-complex="11pt" style:font-weight-complex="bold"/>
    </style:style>
    <style:style style:name="P97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117a7f0" style:font-size-asian="9.60000038146973pt" style:font-weight-asian="bold" style:font-size-complex="11pt" style:font-weight-complex="bold"/>
    </style:style>
    <style:style style:name="P98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11ce154" style:font-size-asian="9.60000038146973pt" style:font-weight-asian="bold" style:font-size-complex="11pt" style:font-weight-complex="bold"/>
    </style:style>
    <style:style style:name="P99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1259624" style:font-size-asian="9.60000038146973pt" style:font-weight-asian="bold" style:font-size-complex="11pt" style:font-weight-complex="bold"/>
    </style:style>
    <style:style style:name="P100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12b40f9" style:font-size-asian="9.60000038146973pt" style:font-weight-asian="bold" style:font-size-complex="11pt" style:font-weight-complex="bold"/>
    </style:style>
    <style:style style:name="P101" style:family="paragraph" style:parent-style-name="Standard">
      <style:text-properties style:font-name="Times New Roman" fo:font-size="11pt" fo:language="el" fo:country="GR" style:text-underline-style="none" fo:font-weight="bold" officeooo:rsid="0039c334" officeooo:paragraph-rsid="012f0795" style:font-size-asian="9.60000038146973pt" style:font-weight-asian="bold" style:font-size-complex="11pt" style:font-weight-complex="bold"/>
    </style:style>
    <style:style style:name="P102" style:family="paragraph" style:parent-style-name="Standard">
      <style:text-properties style:font-name="Times New Roman" fo:font-size="11pt" fo:language="en" fo:country="US" style:text-underline-style="none" fo:font-weight="normal" officeooo:rsid="008d7e8c" officeooo:paragraph-rsid="0100b5b6" style:font-size-asian="9.60000038146973pt" style:font-weight-asian="normal" style:font-size-complex="11pt" style:font-weight-complex="normal"/>
    </style:style>
    <style:style style:name="P103" style:family="paragraph" style:parent-style-name="Standard">
      <style:text-properties style:font-name="Times New Roman" fo:font-size="18pt" fo:language="en" fo:country="US" style:text-underline-style="solid" style:text-underline-width="auto" style:text-underline-color="font-color" fo:font-weight="bold" officeooo:rsid="008a6bf2" officeooo:paragraph-rsid="00fd4157" style:font-size-asian="18pt" style:font-weight-asian="bold" style:font-size-complex="18pt" style:font-weight-complex="bold"/>
    </style:style>
    <style:style style:name="P104" style:family="paragraph" style:parent-style-name="Standard">
      <style:text-properties officeooo:paragraph-rsid="010e4247"/>
    </style:style>
    <style:style style:name="T1" style:family="text">
      <style:text-properties officeooo:rsid="001a4c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7799" style:font-weight-asian="bold" style:font-weight-complex="bold"/>
    </style:style>
    <style:style style:name="T4" style:family="text">
      <style:text-properties fo:font-weight="bold" officeooo:rsid="00a7c760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11pt" officeooo:rsid="001c7799" style:font-size-asian="11pt" style:font-size-complex="11pt"/>
    </style:style>
    <style:style style:name="T8" style:family="text">
      <style:text-properties style:font-name="Times New Roman" fo:font-size="11pt" officeooo:rsid="001f8423" style:font-size-asian="11pt" style:font-size-complex="11pt"/>
    </style:style>
    <style:style style:name="T9" style:family="text">
      <style:text-properties style:font-name="Times New Roman" fo:font-size="11pt" officeooo:rsid="001f4709" style:font-size-asian="11pt" style:font-size-complex="11pt"/>
    </style:style>
    <style:style style:name="T10" style:family="text">
      <style:text-properties style:font-name="Times New Roman" fo:font-size="11pt" fo:language="en" fo:country="US" officeooo:rsid="001c7799" style:font-size-asian="11pt" style:font-size-complex="11pt"/>
    </style:style>
    <style:style style:name="T11" style:family="text">
      <style:text-properties style:font-name="Times New Roman" fo:font-size="11pt" fo:language="en" fo:country="US" officeooo:rsid="001f8423" style:font-size-asian="11pt" style:font-size-complex="11pt"/>
    </style:style>
    <style:style style:name="T12" style:family="text">
      <style:text-properties style:font-name="Times New Roman" fo:font-size="11pt" fo:language="en" fo:country="US" officeooo:rsid="0099850e" style:font-size-asian="11pt" style:font-size-complex="11pt"/>
    </style:style>
    <style:style style:name="T13" style:family="text">
      <style:text-properties style:font-name="Times New Roman" fo:font-size="11pt" fo:language="en" fo:country="US" fo:font-weight="normal" style:font-size-asian="11pt" style:font-weight-asian="normal" style:font-size-complex="11pt" style:font-weight-complex="normal"/>
    </style:style>
    <style:style style:name="T14" style:family="text">
      <style:text-properties style:font-name="Times New Roman" fo:font-size="11pt" fo:language="en" fo:country="US" fo:font-weight="normal" officeooo:rsid="001f8423" style:font-size-asian="11pt" style:font-weight-asian="normal" style:font-size-complex="11pt" style:font-weight-complex="normal"/>
    </style:style>
    <style:style style:name="T15" style:family="text">
      <style:text-properties style:font-name="Times New Roman" fo:font-size="11pt" fo:language="en" fo:country="US" fo:font-weight="normal" officeooo:rsid="00250efb" style:font-size-asian="11pt" style:font-weight-asian="normal" style:font-size-complex="11pt" style:font-weight-complex="normal"/>
    </style:style>
    <style:style style:name="T16" style:family="text">
      <style:text-properties style:font-name="Times New Roman" fo:font-size="11pt" fo:language="en" fo:country="US" style:text-underline-style="none" fo:font-weight="normal" officeooo:rsid="010b19ef" style:font-size-asian="9.60000038146973pt" style:font-weight-asian="normal" style:font-size-complex="11pt" style:font-weight-complex="normal"/>
    </style:style>
    <style:style style:name="T17" style:family="text">
      <style:text-properties style:font-name="Times New Roman" fo:font-size="11pt" fo:language="en" fo:country="US" style:text-underline-style="none" fo:font-weight="normal" officeooo:rsid="010744dd" style:font-size-asian="9.60000038146973pt" style:font-weight-asian="normal" style:font-size-complex="11pt" style:font-weight-complex="normal"/>
    </style:style>
    <style:style style:name="T18" style:family="text">
      <style:text-properties style:font-name="Times New Roman" fo:font-size="11pt" fo:language="en" fo:country="US" style:text-underline-style="none" fo:font-weight="normal" officeooo:rsid="010e4247" style:font-size-asian="9.60000038146973pt" style:font-weight-asian="normal" style:font-size-complex="11pt" style:font-weight-complex="normal"/>
    </style:style>
    <style:style style:name="T1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Times New Roman" fo:font-size="11pt" fo:font-weight="normal" officeooo:rsid="001f4709" style:font-size-asian="11pt" style:font-weight-asian="normal" style:font-size-complex="11pt" style:font-weight-complex="normal"/>
    </style:style>
    <style:style style:name="T21" style:family="text">
      <style:text-properties style:font-name="Times New Roman" fo:font-size="11pt" fo:font-weight="normal" officeooo:rsid="001f8423" style:font-size-asian="11pt" style:font-weight-asian="normal" style:font-size-complex="11pt" style:font-weight-complex="normal"/>
    </style:style>
    <style:style style:name="T22" style:family="text">
      <style:text-properties style:font-name="Times New Roman" fo:font-size="11pt" fo:font-weight="normal" officeooo:rsid="002020c9" style:font-size-asian="11pt" style:font-weight-asian="normal" style:font-size-complex="11pt" style:font-weight-complex="normal"/>
    </style:style>
    <style:style style:name="T23" style:family="text">
      <style:text-properties style:font-name="Times New Roman" fo:font-size="11pt" fo:font-weight="normal" officeooo:rsid="00250efb" style:font-size-asian="11pt" style:font-weight-asian="normal" style:font-size-complex="11pt" style:font-weight-complex="normal"/>
    </style:style>
    <style:style style:name="T24" style:family="text">
      <style:text-properties style:font-name="Times New Roman" fo:font-size="11pt" fo:font-weight="normal" officeooo:rsid="002a8a5b" style:font-size-asian="11pt" style:font-weight-asian="normal" style:font-size-complex="11pt" style:font-weight-complex="normal"/>
    </style:style>
    <style:style style:name="T25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6" style:family="text">
      <style:text-properties style:font-name="Times New Roman" fo:font-size="11pt" fo:language="el" fo:country="GR" style:text-underline-style="none" fo:font-weight="bold" officeooo:rsid="0039c334" style:font-size-asian="9.60000038146973pt" style:font-weight-asian="bold" style:font-size-complex="11pt" style:font-weight-complex="bold"/>
    </style:style>
    <style:style style:name="T27" style:family="text">
      <style:text-properties style:font-name="Times New Roman" fo:font-size="11pt" fo:language="el" fo:country="GR" style:text-underline-style="none" fo:font-weight="normal" officeooo:rsid="010b19ef" style:font-size-asian="9.60000038146973pt" style:font-weight-asian="normal" style:font-size-complex="11pt" style:font-weight-complex="normal"/>
    </style:style>
    <style:style style:name="T28" style:family="text">
      <style:text-properties style:font-name="Times New Roman" fo:font-size="11pt" fo:language="el" fo:country="GR" style:text-underline-style="none" fo:font-weight="normal" officeooo:rsid="010744dd" style:font-size-asian="9.60000038146973pt" style:font-weight-asian="normal" style:font-size-complex="11pt" style:font-weight-complex="normal"/>
    </style:style>
    <style:style style:name="T29" style:family="text">
      <style:text-properties style:font-name="Times New Roman" fo:font-size="11pt" fo:language="el" fo:country="GR" style:text-underline-style="none" fo:font-weight="normal" officeooo:rsid="010e4247" style:font-size-asian="9.60000038146973pt" style:font-weight-asian="normal" style:font-size-complex="11pt" style:font-weight-complex="normal"/>
    </style:style>
    <style:style style:name="T30" style:family="text">
      <style:text-properties style:font-name="Times New Roman" fo:font-size="18pt" style:font-size-asian="18pt" style:font-size-complex="18pt"/>
    </style:style>
    <style:style style:name="T31" style:family="text">
      <style:text-properties style:font-name="Times New Roman" fo:font-size="18pt" officeooo:rsid="00279cf1" style:font-size-asian="18pt" style:font-size-complex="18pt"/>
    </style:style>
    <style:style style:name="T32" style:family="text">
      <style:text-properties style:font-name="Times New Roman" fo:font-size="18pt" officeooo:rsid="00438576" style:font-size-asian="18pt" style:font-size-complex="18pt"/>
    </style:style>
    <style:style style:name="T33" style:family="text">
      <style:text-properties style:font-name="Times New Roman" fo:font-size="18pt" officeooo:rsid="00ccf601" style:font-size-asian="18pt" style:font-size-complex="18pt"/>
    </style:style>
    <style:style style:name="T34" style:family="text">
      <style:text-properties style:font-name="Times New Roman" fo:font-size="18pt" officeooo:rsid="00e9af81" style:font-size-asian="18pt" style:font-size-complex="18pt"/>
    </style:style>
    <style:style style:name="T35" style:family="text">
      <style:text-properties style:font-name="Times New Roman" fo:font-size="18pt" fo:language="el" fo:country="GR" style:font-size-asian="18pt" style:font-size-complex="18pt"/>
    </style:style>
    <style:style style:name="T36" style:family="text">
      <style:text-properties style:font-name="Times New Roman" fo:font-size="18pt" fo:language="el" fo:country="GR" officeooo:rsid="00279cf1" style:font-size-asian="18pt" style:font-size-complex="18pt"/>
    </style:style>
    <style:style style:name="T37" style:family="text">
      <style:text-properties style:font-name="Times New Roman" officeooo:rsid="00279cf1"/>
    </style:style>
    <style:style style:name="T38" style:family="text">
      <style:text-properties style:font-name="Times New Roman" fo:language="en" fo:country="US"/>
    </style:style>
    <style:style style:name="T39" style:family="text">
      <style:text-properties style:font-name="Times New Roman" fo:language="en" fo:country="US" fo:font-weight="normal" officeooo:rsid="003ad3b0" style:font-weight-asian="normal" style:font-weight-complex="normal"/>
    </style:style>
    <style:style style:name="T40" style:family="text">
      <style:text-properties style:font-name="Times New Roman" fo:language="en" fo:country="US" fo:font-weight="normal" officeooo:rsid="0047185c" style:font-weight-asian="normal" style:font-weight-complex="normal"/>
    </style:style>
    <style:style style:name="T41" style:family="text">
      <style:text-properties style:font-name="Times New Roman" fo:language="en" fo:country="US" fo:font-weight="normal" officeooo:rsid="003b9762" style:font-weight-asian="normal" style:font-weight-complex="normal"/>
    </style:style>
    <style:style style:name="T42" style:family="text">
      <style:text-properties style:font-name="Times New Roman" fo:language="en" fo:country="US" fo:font-weight="normal" officeooo:rsid="004ba753" style:font-weight-asian="normal" style:font-weight-complex="normal"/>
    </style:style>
    <style:style style:name="T43" style:family="text">
      <style:text-properties style:font-name="Times New Roman" fo:language="en" fo:country="US" fo:font-weight="normal" officeooo:rsid="003c02b2" style:font-weight-asian="normal" style:font-weight-complex="normal"/>
    </style:style>
    <style:style style:name="T44" style:family="text">
      <style:text-properties style:font-name="Times New Roman" fo:language="en" fo:country="US" fo:font-weight="normal" officeooo:rsid="004d4d61" style:font-weight-asian="normal" style:font-weight-complex="normal"/>
    </style:style>
    <style:style style:name="T45" style:family="text">
      <style:text-properties style:font-name="Times New Roman" fo:language="en" fo:country="US" fo:font-weight="normal" officeooo:rsid="003cc0d0" style:font-weight-asian="normal" style:font-weight-complex="normal"/>
    </style:style>
    <style:style style:name="T46" style:family="text">
      <style:text-properties style:font-name="Times New Roman" fo:language="en" fo:country="US" fo:font-weight="normal" officeooo:rsid="0050ef8b" style:font-weight-asian="normal" style:font-weight-complex="normal"/>
    </style:style>
    <style:style style:name="T47" style:family="text">
      <style:text-properties style:font-name="Times New Roman" fo:language="en" fo:country="US" fo:font-weight="normal" officeooo:rsid="003e65c1" style:font-weight-asian="normal" style:font-weight-complex="normal"/>
    </style:style>
    <style:style style:name="T48" style:family="text">
      <style:text-properties style:font-name="Times New Roman" fo:language="en" fo:country="US" fo:font-weight="normal" officeooo:rsid="005309e2" style:font-weight-asian="normal" style:font-weight-complex="normal"/>
    </style:style>
    <style:style style:name="T49" style:family="text">
      <style:text-properties style:font-name="Times New Roman" fo:language="en" fo:country="US" fo:font-weight="normal" officeooo:rsid="0053dab1" style:font-weight-asian="normal" style:font-weight-complex="normal"/>
    </style:style>
    <style:style style:name="T50" style:family="text">
      <style:text-properties style:font-name="Times New Roman" fo:language="en" fo:country="US" fo:font-weight="normal" officeooo:rsid="0054874a" style:font-weight-asian="normal" style:font-weight-complex="normal"/>
    </style:style>
    <style:style style:name="T51" style:family="text">
      <style:text-properties style:font-name="Times New Roman" fo:language="en" fo:country="US" fo:font-weight="normal" officeooo:rsid="009c4104" style:font-weight-asian="normal" style:font-weight-complex="normal"/>
    </style:style>
    <style:style style:name="T52" style:family="text">
      <style:text-properties style:font-name="Times New Roman" fo:language="en" fo:country="US" fo:font-weight="normal" officeooo:rsid="00d94f41" style:font-weight-asian="normal" style:font-weight-complex="normal"/>
    </style:style>
    <style:style style:name="T53" style:family="text">
      <style:text-properties style:font-name="Times New Roman" fo:language="en" fo:country="US" fo:font-weight="normal" officeooo:rsid="00d9eb4c" style:font-weight-asian="normal" style:font-weight-complex="normal"/>
    </style:style>
    <style:style style:name="T54" style:family="text">
      <style:text-properties style:font-name="Times New Roman" fo:language="en" fo:country="US" fo:font-weight="normal" officeooo:rsid="009f8e00" style:font-weight-asian="normal" style:font-weight-complex="normal"/>
    </style:style>
    <style:style style:name="T55" style:family="text">
      <style:text-properties style:font-name="Times New Roman" fo:language="en" fo:country="US" fo:font-weight="normal" officeooo:rsid="00dbe91a" style:font-weight-asian="normal" style:font-weight-complex="normal"/>
    </style:style>
    <style:style style:name="T56" style:family="text">
      <style:text-properties style:font-name="Times New Roman" fo:language="en" fo:country="US" fo:font-weight="normal" officeooo:rsid="00de6807" style:font-weight-asian="normal" style:font-weight-complex="normal"/>
    </style:style>
    <style:style style:name="T57" style:family="text">
      <style:text-properties style:font-name="Times New Roman" fo:language="en" fo:country="US" fo:font-weight="normal" officeooo:rsid="00dfff5d" style:font-weight-asian="normal" style:font-weight-complex="normal"/>
    </style:style>
    <style:style style:name="T58" style:family="text">
      <style:text-properties style:font-name="Times New Roman" fo:language="en" fo:country="US" fo:font-weight="normal" officeooo:rsid="00e035d4" style:font-weight-asian="normal" style:font-weight-complex="normal"/>
    </style:style>
    <style:style style:name="T59" style:family="text">
      <style:text-properties style:font-name="Times New Roman" fo:language="en" fo:country="US" fo:font-weight="normal" officeooo:rsid="00eb2679" style:font-weight-asian="normal" style:font-weight-complex="normal"/>
    </style:style>
    <style:style style:name="T60" style:family="text">
      <style:text-properties style:font-name="Times New Roman" fo:language="en" fo:country="US" fo:font-weight="normal" officeooo:rsid="009d1829" style:font-weight-asian="normal" style:font-weight-complex="normal"/>
    </style:style>
    <style:style style:name="T61" style:family="text">
      <style:text-properties style:font-name="Times New Roman" fo:language="en" fo:country="US" fo:font-weight="normal" officeooo:rsid="00ecaa81" style:font-weight-asian="normal" style:font-weight-complex="normal"/>
    </style:style>
    <style:style style:name="T62" style:family="text">
      <style:text-properties style:font-name="Times New Roman" fo:language="en" fo:country="US" fo:font-weight="normal" officeooo:rsid="00ed7f2c" style:font-weight-asian="normal" style:font-weight-complex="normal"/>
    </style:style>
    <style:style style:name="T63" style:family="text">
      <style:text-properties style:font-name="Times New Roman" fo:language="en" fo:country="US" fo:font-weight="normal" officeooo:rsid="00ef3d16" style:font-weight-asian="normal" style:font-weight-complex="normal"/>
    </style:style>
    <style:style style:name="T64" style:family="text">
      <style:text-properties style:font-name="Times New Roman" fo:language="en" fo:country="US" fo:font-weight="normal" officeooo:rsid="00ef9bec" style:font-weight-asian="normal" style:font-weight-complex="normal"/>
    </style:style>
    <style:style style:name="T65" style:family="text">
      <style:text-properties style:font-name="Times New Roman" fo:language="en" fo:country="US" fo:font-weight="normal" officeooo:rsid="00f0e315" style:font-weight-asian="normal" style:font-weight-complex="normal"/>
    </style:style>
    <style:style style:name="T66" style:family="text">
      <style:text-properties style:font-name="Times New Roman" fo:language="en" fo:country="US" fo:font-weight="normal" officeooo:rsid="00f10bc3" style:font-weight-asian="normal" style:font-weight-complex="normal"/>
    </style:style>
    <style:style style:name="T67" style:family="text">
      <style:text-properties style:font-name="Times New Roman" fo:language="en" fo:country="US" fo:font-weight="normal" officeooo:rsid="00f3d837" style:font-weight-asian="normal" style:font-weight-complex="normal"/>
    </style:style>
    <style:style style:name="T68" style:family="text">
      <style:text-properties style:font-name="Times New Roman" fo:language="en" fo:country="US" officeooo:rsid="00a1685e"/>
    </style:style>
    <style:style style:name="T69" style:family="text">
      <style:text-properties style:font-name="Times New Roman" fo:language="en" fo:country="US" officeooo:rsid="00cea4ea"/>
    </style:style>
    <style:style style:name="T70" style:family="text">
      <style:text-properties style:font-name="Times New Roman" fo:language="en" fo:country="US" officeooo:rsid="00d087e9"/>
    </style:style>
    <style:style style:name="T71" style:family="text">
      <style:text-properties style:font-name="Times New Roman" fo:language="en" fo:country="US" officeooo:rsid="00d10f09"/>
    </style:style>
    <style:style style:name="T72" style:family="text">
      <style:text-properties style:font-name="Times New Roman" fo:language="en" fo:country="US" officeooo:rsid="00ea0c0d"/>
    </style:style>
    <style:style style:name="T73" style:family="text">
      <style:text-properties style:font-name="Times New Roman" fo:font-weight="normal" officeooo:rsid="003ad3b0" style:font-weight-asian="normal" style:font-weight-complex="normal"/>
    </style:style>
    <style:style style:name="T74" style:family="text">
      <style:text-properties style:font-name="Times New Roman" fo:font-weight="normal" officeooo:rsid="003b9762" style:font-weight-asian="normal" style:font-weight-complex="normal"/>
    </style:style>
    <style:style style:name="T75" style:family="text">
      <style:text-properties style:font-name="Times New Roman" fo:font-weight="normal" officeooo:rsid="003c02b2" style:font-weight-asian="normal" style:font-weight-complex="normal"/>
    </style:style>
    <style:style style:name="T76" style:family="text">
      <style:text-properties style:font-name="Times New Roman" fo:font-weight="normal" officeooo:rsid="003cc0d0" style:font-weight-asian="normal" style:font-weight-complex="normal"/>
    </style:style>
    <style:style style:name="T77" style:family="text">
      <style:text-properties style:font-name="Times New Roman" fo:font-weight="normal" officeooo:rsid="003e65c1" style:font-weight-asian="normal" style:font-weight-complex="normal"/>
    </style:style>
    <style:style style:name="T78" style:family="text">
      <style:text-properties style:font-name="Times New Roman" fo:font-weight="normal" officeooo:rsid="005309e2" style:font-weight-asian="normal" style:font-weight-complex="normal"/>
    </style:style>
    <style:style style:name="T79" style:family="text">
      <style:text-properties style:font-name="Times New Roman" fo:font-weight="normal" officeooo:rsid="00563702" style:font-weight-asian="normal" style:font-weight-complex="normal"/>
    </style:style>
    <style:style style:name="T80" style:family="text">
      <style:text-properties style:font-name="Times New Roman" fo:font-weight="normal" officeooo:rsid="009c4104" style:font-weight-asian="normal" style:font-weight-complex="normal"/>
    </style:style>
    <style:style style:name="T81" style:family="text">
      <style:text-properties style:font-name="Times New Roman" fo:font-weight="normal" officeooo:rsid="009d1829" style:font-weight-asian="normal" style:font-weight-complex="normal"/>
    </style:style>
    <style:style style:name="T82" style:family="text">
      <style:text-properties style:font-name="Times New Roman" fo:font-weight="normal" officeooo:rsid="009f8e00" style:font-weight-asian="normal" style:font-weight-complex="normal"/>
    </style:style>
    <style:style style:name="T83" style:family="text">
      <style:text-properties style:font-name="Times New Roman" fo:font-weight="normal" officeooo:rsid="00d26a6b" style:font-weight-asian="normal" style:font-weight-complex="normal"/>
    </style:style>
    <style:style style:name="T84" style:family="text">
      <style:text-properties style:font-name="Times New Roman" officeooo:rsid="002dab26"/>
    </style:style>
    <style:style style:name="T85" style:family="text">
      <style:text-properties fo:font-size="18pt" style:font-size-asian="18pt" style:font-size-complex="18pt"/>
    </style:style>
    <style:style style:name="T86" style:family="text">
      <style:text-properties fo:font-size="18pt" officeooo:rsid="002c0a9d" style:font-size-asian="18pt" style:font-size-complex="18pt"/>
    </style:style>
    <style:style style:name="T87" style:family="text">
      <style:text-properties fo:font-size="18pt" officeooo:rsid="002c4ed2" style:font-size-asian="18pt" style:font-size-complex="18pt"/>
    </style:style>
    <style:style style:name="T88" style:family="text">
      <style:text-properties fo:font-size="18pt" officeooo:rsid="00380634" style:font-size-asian="18pt" style:font-size-complex="18pt"/>
    </style:style>
    <style:style style:name="T89" style:family="text">
      <style:text-properties fo:font-size="18pt" officeooo:rsid="00621b47" style:font-size-asian="18pt" style:font-size-complex="18pt"/>
    </style:style>
    <style:style style:name="T90" style:family="text">
      <style:text-properties fo:font-size="18pt" officeooo:rsid="00743ec9" style:font-size-asian="18pt" style:font-size-complex="18pt"/>
    </style:style>
    <style:style style:name="T91" style:family="text">
      <style:text-properties fo:font-size="18pt" officeooo:rsid="008354c6" style:font-size-asian="18pt" style:font-size-complex="18pt"/>
    </style:style>
    <style:style style:name="T92" style:family="text">
      <style:text-properties fo:font-size="18pt" officeooo:rsid="00853b5f" style:font-size-asian="18pt" style:font-size-complex="18pt"/>
    </style:style>
    <style:style style:name="T93" style:family="text">
      <style:text-properties fo:font-size="18pt" officeooo:rsid="00a55752" style:font-size-asian="18pt" style:font-size-complex="18pt"/>
    </style:style>
    <style:style style:name="T94" style:family="text">
      <style:text-properties fo:font-size="18pt" fo:language="el" fo:country="GR" style:font-size-asian="18pt" style:font-size-complex="18pt"/>
    </style:style>
    <style:style style:name="T95" style:family="text">
      <style:text-properties fo:font-size="18pt" fo:language="el" fo:country="GR" officeooo:rsid="002c4ed2" style:font-size-asian="18pt" style:font-size-complex="18pt"/>
    </style:style>
    <style:style style:name="T96" style:family="text">
      <style:text-properties fo:language="en" fo:country="US"/>
    </style:style>
    <style:style style:name="T97" style:family="text">
      <style:text-properties fo:language="en" fo:country="US" fo:font-weight="normal" style:font-weight-asian="normal" style:font-weight-complex="normal"/>
    </style:style>
    <style:style style:name="T98" style:family="text">
      <style:text-properties fo:language="en" fo:country="US" fo:font-weight="normal" officeooo:rsid="002c4ed2" style:font-weight-asian="normal" style:font-weight-complex="normal"/>
    </style:style>
    <style:style style:name="T99" style:family="text">
      <style:text-properties fo:language="en" fo:country="US" fo:font-weight="normal" officeooo:rsid="002f83a9" style:font-weight-asian="normal" style:font-weight-complex="normal"/>
    </style:style>
    <style:style style:name="T100" style:family="text">
      <style:text-properties fo:language="en" fo:country="US" fo:font-weight="normal" officeooo:rsid="00315d93" style:font-weight-asian="normal" style:font-weight-complex="normal"/>
    </style:style>
    <style:style style:name="T101" style:family="text">
      <style:text-properties fo:language="en" fo:country="US" fo:font-weight="normal" officeooo:rsid="0031c656" style:font-weight-asian="normal" style:font-weight-complex="normal"/>
    </style:style>
    <style:style style:name="T102" style:family="text">
      <style:text-properties fo:language="en" fo:country="US" fo:font-weight="normal" officeooo:rsid="0032daa5" style:font-weight-asian="normal" style:font-weight-complex="normal"/>
    </style:style>
    <style:style style:name="T103" style:family="text">
      <style:text-properties fo:language="en" fo:country="US" fo:font-weight="normal" officeooo:rsid="0033cd26" style:font-weight-asian="normal" style:font-weight-complex="normal"/>
    </style:style>
    <style:style style:name="T104" style:family="text">
      <style:text-properties fo:language="en" fo:country="US" fo:font-weight="normal" officeooo:rsid="003594bd" style:font-weight-asian="normal" style:font-weight-complex="normal"/>
    </style:style>
    <style:style style:name="T105" style:family="text">
      <style:text-properties fo:language="en" fo:country="US" fo:font-weight="normal" officeooo:rsid="003ad3b0" style:font-weight-asian="normal" style:font-weight-complex="normal"/>
    </style:style>
    <style:style style:name="T106" style:family="text">
      <style:text-properties fo:language="en" fo:country="US" fo:font-weight="normal" officeooo:rsid="003b9762" style:font-weight-asian="normal" style:font-weight-complex="normal"/>
    </style:style>
    <style:style style:name="T107" style:family="text">
      <style:text-properties fo:language="en" fo:country="US" fo:font-weight="normal" officeooo:rsid="003c02b2" style:font-weight-asian="normal" style:font-weight-complex="normal"/>
    </style:style>
    <style:style style:name="T108" style:family="text">
      <style:text-properties fo:language="en" fo:country="US" fo:font-weight="normal" officeooo:rsid="003cc0d0" style:font-weight-asian="normal" style:font-weight-complex="normal"/>
    </style:style>
    <style:style style:name="T109" style:family="text">
      <style:text-properties fo:language="en" fo:country="US" fo:font-weight="normal" officeooo:rsid="003d02f8" style:font-weight-asian="normal" style:font-weight-complex="normal"/>
    </style:style>
    <style:style style:name="T110" style:family="text">
      <style:text-properties fo:language="en" fo:country="US" fo:font-weight="normal" officeooo:rsid="003e65c1" style:font-weight-asian="normal" style:font-weight-complex="normal"/>
    </style:style>
    <style:style style:name="T111" style:family="text">
      <style:text-properties fo:language="en" fo:country="US" fo:font-weight="normal" officeooo:rsid="004027ba" style:font-weight-asian="normal" style:font-weight-complex="normal"/>
    </style:style>
    <style:style style:name="T112" style:family="text">
      <style:text-properties fo:language="en" fo:country="US" fo:font-weight="normal" officeooo:rsid="004085ba" style:font-weight-asian="normal" style:font-weight-complex="normal"/>
    </style:style>
    <style:style style:name="T113" style:family="text">
      <style:text-properties fo:language="en" fo:country="US" fo:font-weight="normal" officeooo:rsid="00648b39" style:font-weight-asian="normal" style:font-weight-complex="normal"/>
    </style:style>
    <style:style style:name="T114" style:family="text">
      <style:text-properties fo:language="en" fo:country="US" fo:font-weight="normal" officeooo:rsid="0066094d" style:font-weight-asian="normal" style:font-weight-complex="normal"/>
    </style:style>
    <style:style style:name="T115" style:family="text">
      <style:text-properties fo:language="en" fo:country="US" fo:font-weight="normal" officeooo:rsid="006634d0" style:font-weight-asian="normal" style:font-weight-complex="normal"/>
    </style:style>
    <style:style style:name="T116" style:family="text">
      <style:text-properties fo:language="en" fo:country="US" fo:font-weight="normal" officeooo:rsid="006768c7" style:font-weight-asian="normal" style:font-weight-complex="normal"/>
    </style:style>
    <style:style style:name="T117" style:family="text">
      <style:text-properties fo:language="en" fo:country="US" fo:font-weight="normal" officeooo:rsid="00684bdb" style:font-weight-asian="normal" style:font-weight-complex="normal"/>
    </style:style>
    <style:style style:name="T118" style:family="text">
      <style:text-properties fo:language="en" fo:country="US" fo:font-weight="normal" officeooo:rsid="00697274" style:font-weight-asian="normal" style:font-weight-complex="normal"/>
    </style:style>
    <style:style style:name="T119" style:family="text">
      <style:text-properties fo:language="en" fo:country="US" fo:font-weight="normal" officeooo:rsid="006a3f3c" style:font-weight-asian="normal" style:font-weight-complex="normal"/>
    </style:style>
    <style:style style:name="T120" style:family="text">
      <style:text-properties fo:language="en" fo:country="US" fo:font-weight="normal" officeooo:rsid="006a723e" style:font-weight-asian="normal" style:font-weight-complex="normal"/>
    </style:style>
    <style:style style:name="T121" style:family="text">
      <style:text-properties fo:language="en" fo:country="US" fo:font-weight="normal" officeooo:rsid="006a98dc" style:font-weight-asian="normal" style:font-weight-complex="normal"/>
    </style:style>
    <style:style style:name="T122" style:family="text">
      <style:text-properties fo:language="en" fo:country="US" fo:font-weight="normal" officeooo:rsid="006af70a" style:font-weight-asian="normal" style:font-weight-complex="normal"/>
    </style:style>
    <style:style style:name="T123" style:family="text">
      <style:text-properties fo:language="en" fo:country="US" fo:font-weight="normal" officeooo:rsid="0072c18e" style:font-weight-asian="normal" style:font-weight-complex="normal"/>
    </style:style>
    <style:style style:name="T124" style:family="text">
      <style:text-properties fo:language="en" fo:country="US" fo:font-weight="normal" officeooo:rsid="0076f274" style:font-weight-asian="normal" style:font-weight-complex="normal"/>
    </style:style>
    <style:style style:name="T125" style:family="text">
      <style:text-properties fo:language="en" fo:country="US" fo:font-weight="normal" officeooo:rsid="0078d544" style:font-weight-asian="normal" style:font-weight-complex="normal"/>
    </style:style>
    <style:style style:name="T126" style:family="text">
      <style:text-properties fo:language="en" fo:country="US" fo:font-weight="normal" officeooo:rsid="007cbbc1" style:font-weight-asian="normal" style:font-weight-complex="normal"/>
    </style:style>
    <style:style style:name="T127" style:family="text">
      <style:text-properties fo:language="en" fo:country="US" fo:font-weight="normal" officeooo:rsid="007e8346" style:font-weight-asian="normal" style:font-weight-complex="normal"/>
    </style:style>
    <style:style style:name="T128" style:family="text">
      <style:text-properties fo:language="en" fo:country="US" fo:font-weight="normal" officeooo:rsid="007f6d4a" style:font-weight-asian="normal" style:font-weight-complex="normal"/>
    </style:style>
    <style:style style:name="T129" style:family="text">
      <style:text-properties fo:language="en" fo:country="US" fo:font-weight="normal" officeooo:rsid="008113af" style:font-weight-asian="normal" style:font-weight-complex="normal"/>
    </style:style>
    <style:style style:name="T130" style:family="text">
      <style:text-properties fo:language="en" fo:country="US" fo:font-weight="normal" officeooo:rsid="00891bf2" style:font-weight-asian="normal" style:font-weight-complex="normal"/>
    </style:style>
    <style:style style:name="T131" style:family="text">
      <style:text-properties fo:language="en" fo:country="US" fo:font-weight="normal" officeooo:rsid="005309e2" style:font-weight-asian="normal" style:font-weight-complex="normal"/>
    </style:style>
    <style:style style:name="T132" style:family="text">
      <style:text-properties fo:language="en" fo:country="US" fo:font-weight="normal" officeooo:rsid="00a36518" style:font-weight-asian="normal" style:font-weight-complex="normal"/>
    </style:style>
    <style:style style:name="T133" style:family="text">
      <style:text-properties fo:language="en" fo:country="US" fo:font-weight="normal" officeooo:rsid="00b57840" style:font-weight-asian="normal" style:font-weight-complex="normal"/>
    </style:style>
    <style:style style:name="T134" style:family="text">
      <style:text-properties fo:language="en" fo:country="US" fo:font-weight="normal" officeooo:rsid="00b5d83f" style:font-weight-asian="normal" style:font-weight-complex="normal"/>
    </style:style>
    <style:style style:name="T135" style:family="text">
      <style:text-properties fo:language="en" fo:country="US" fo:font-weight="normal" officeooo:rsid="00b6f6cc" style:font-weight-asian="normal" style:font-weight-complex="normal"/>
    </style:style>
    <style:style style:name="T136" style:family="text">
      <style:text-properties fo:language="en" fo:country="US" fo:font-weight="normal" officeooo:rsid="00baee10" style:font-weight-asian="normal" style:font-weight-complex="normal"/>
    </style:style>
    <style:style style:name="T137" style:family="text">
      <style:text-properties fo:language="en" fo:country="US" fo:font-weight="normal" officeooo:rsid="00bb9040" style:font-weight-asian="normal" style:font-weight-complex="normal"/>
    </style:style>
    <style:style style:name="T138" style:family="text">
      <style:text-properties fo:language="en" fo:country="US" fo:font-weight="normal" officeooo:rsid="00c8c9af" style:font-weight-asian="normal" style:font-weight-complex="normal"/>
    </style:style>
    <style:style style:name="T139" style:family="text">
      <style:text-properties fo:language="en" fo:country="US" fo:font-weight="normal" officeooo:rsid="00dd8ece" style:font-weight-asian="normal" style:font-weight-complex="normal"/>
    </style:style>
    <style:style style:name="T140" style:family="text">
      <style:text-properties fo:language="en" fo:country="US" fo:font-weight="normal" officeooo:rsid="00ddc0b4" style:font-weight-asian="normal" style:font-weight-complex="normal"/>
    </style:style>
    <style:style style:name="T141" style:family="text">
      <style:text-properties fo:language="en" fo:country="US" fo:font-weight="normal" officeooo:rsid="00e025e8" style:font-weight-asian="normal" style:font-weight-complex="normal"/>
    </style:style>
    <style:style style:name="T142" style:family="text">
      <style:text-properties fo:language="en" fo:country="US" fo:font-weight="normal" officeooo:rsid="00f2e777" style:font-weight-asian="normal" style:font-weight-complex="normal"/>
    </style:style>
    <style:style style:name="T143" style:family="text">
      <style:text-properties fo:language="en" fo:country="US" fo:font-weight="normal" officeooo:rsid="0105d610" style:font-weight-asian="normal" style:font-weight-complex="normal"/>
    </style:style>
    <style:style style:name="T144" style:family="text">
      <style:text-properties fo:language="en" fo:country="US" fo:font-weight="normal" officeooo:rsid="01080cd4" style:font-weight-asian="normal" style:font-weight-complex="normal"/>
    </style:style>
    <style:style style:name="T145" style:family="text">
      <style:text-properties fo:language="en" fo:country="US" fo:font-weight="normal" officeooo:rsid="010e5f4e" style:font-weight-asian="normal" style:font-weight-complex="normal"/>
    </style:style>
    <style:style style:name="T146" style:family="text">
      <style:text-properties fo:language="en" fo:country="US" fo:font-weight="normal" officeooo:rsid="01113c79" style:font-weight-asian="normal" style:font-weight-complex="normal"/>
    </style:style>
    <style:style style:name="T147" style:family="text">
      <style:text-properties fo:language="en" fo:country="US" fo:font-weight="normal" officeooo:rsid="0111ea09" style:font-weight-asian="normal" style:font-weight-complex="normal"/>
    </style:style>
    <style:style style:name="T148" style:family="text">
      <style:text-properties fo:language="en" fo:country="US" fo:font-weight="normal" officeooo:rsid="01125d23" style:font-weight-asian="normal" style:font-weight-complex="normal"/>
    </style:style>
    <style:style style:name="T149" style:family="text">
      <style:text-properties fo:language="en" fo:country="US" fo:font-weight="normal" officeooo:rsid="0117a7f0" style:font-weight-asian="normal" style:font-weight-complex="normal"/>
    </style:style>
    <style:style style:name="T150" style:family="text">
      <style:text-properties fo:language="en" fo:country="US" fo:font-weight="normal" officeooo:rsid="01198226" style:font-weight-asian="normal" style:font-weight-complex="normal"/>
    </style:style>
    <style:style style:name="T151" style:family="text">
      <style:text-properties fo:language="en" fo:country="US" fo:font-weight="normal" officeooo:rsid="0126d180" style:font-weight-asian="normal" style:font-weight-complex="normal"/>
    </style:style>
    <style:style style:name="T152" style:family="text">
      <style:text-properties fo:language="en" fo:country="US" fo:font-weight="normal" officeooo:rsid="01286c57" style:font-weight-asian="normal" style:font-weight-complex="normal"/>
    </style:style>
    <style:style style:name="T153" style:family="text">
      <style:text-properties fo:language="en" fo:country="US" fo:font-weight="normal" officeooo:rsid="012b40f9" style:font-weight-asian="normal" style:font-weight-complex="normal"/>
    </style:style>
    <style:style style:name="T154" style:family="text">
      <style:text-properties fo:language="en" fo:country="US" fo:font-weight="normal" officeooo:rsid="012ce6a6" style:font-weight-asian="normal" style:font-weight-complex="normal"/>
    </style:style>
    <style:style style:name="T155" style:family="text">
      <style:text-properties fo:language="en" fo:country="US" officeooo:rsid="00760be4"/>
    </style:style>
    <style:style style:name="T156" style:family="text">
      <style:text-properties fo:language="en" fo:country="US" officeooo:rsid="00884338"/>
    </style:style>
    <style:style style:name="T157" style:family="text">
      <style:text-properties fo:language="en" fo:country="US" officeooo:rsid="008f3d96"/>
    </style:style>
    <style:style style:name="T158" style:family="text">
      <style:text-properties fo:language="en" fo:country="US" officeooo:rsid="0093d606"/>
    </style:style>
    <style:style style:name="T159" style:family="text">
      <style:text-properties fo:language="en" fo:country="US" officeooo:rsid="00995d93"/>
    </style:style>
    <style:style style:name="T160" style:family="text">
      <style:text-properties fo:font-weight="normal" style:font-weight-asian="normal" style:font-weight-complex="normal"/>
    </style:style>
    <style:style style:name="T161" style:family="text">
      <style:text-properties fo:font-weight="normal" officeooo:rsid="002c4ed2" style:font-weight-asian="normal" style:font-weight-complex="normal"/>
    </style:style>
    <style:style style:name="T162" style:family="text">
      <style:text-properties fo:font-weight="normal" officeooo:rsid="002f83a9" style:font-weight-asian="normal" style:font-weight-complex="normal"/>
    </style:style>
    <style:style style:name="T163" style:family="text">
      <style:text-properties fo:font-weight="normal" officeooo:rsid="00315d93" style:font-weight-asian="normal" style:font-weight-complex="normal"/>
    </style:style>
    <style:style style:name="T164" style:family="text">
      <style:text-properties fo:font-weight="normal" officeooo:rsid="0031c656" style:font-weight-asian="normal" style:font-weight-complex="normal"/>
    </style:style>
    <style:style style:name="T165" style:family="text">
      <style:text-properties fo:font-weight="normal" officeooo:rsid="0032daa5" style:font-weight-asian="normal" style:font-weight-complex="normal"/>
    </style:style>
    <style:style style:name="T166" style:family="text">
      <style:text-properties fo:font-weight="normal" officeooo:rsid="0033cd26" style:font-weight-asian="normal" style:font-weight-complex="normal"/>
    </style:style>
    <style:style style:name="T167" style:family="text">
      <style:text-properties fo:font-weight="normal" officeooo:rsid="003594bd" style:font-weight-asian="normal" style:font-weight-complex="normal"/>
    </style:style>
    <style:style style:name="T168" style:family="text">
      <style:text-properties fo:font-weight="normal" officeooo:rsid="003ad3b0" style:font-weight-asian="normal" style:font-weight-complex="normal"/>
    </style:style>
    <style:style style:name="T169" style:family="text">
      <style:text-properties fo:font-weight="normal" officeooo:rsid="003b9762" style:font-weight-asian="normal" style:font-weight-complex="normal"/>
    </style:style>
    <style:style style:name="T170" style:family="text">
      <style:text-properties fo:font-weight="normal" officeooo:rsid="003c02b2" style:font-weight-asian="normal" style:font-weight-complex="normal"/>
    </style:style>
    <style:style style:name="T171" style:family="text">
      <style:text-properties fo:font-weight="normal" officeooo:rsid="003cc0d0" style:font-weight-asian="normal" style:font-weight-complex="normal"/>
    </style:style>
    <style:style style:name="T172" style:family="text">
      <style:text-properties fo:font-weight="normal" officeooo:rsid="003d02f8" style:font-weight-asian="normal" style:font-weight-complex="normal"/>
    </style:style>
    <style:style style:name="T173" style:family="text">
      <style:text-properties fo:font-weight="normal" officeooo:rsid="003e65c1" style:font-weight-asian="normal" style:font-weight-complex="normal"/>
    </style:style>
    <style:style style:name="T174" style:family="text">
      <style:text-properties fo:font-weight="normal" officeooo:rsid="004027ba" style:font-weight-asian="normal" style:font-weight-complex="normal"/>
    </style:style>
    <style:style style:name="T175" style:family="text">
      <style:text-properties fo:font-weight="normal" officeooo:rsid="004085ba" style:font-weight-asian="normal" style:font-weight-complex="normal"/>
    </style:style>
    <style:style style:name="T176" style:family="text">
      <style:text-properties fo:font-weight="normal" officeooo:rsid="00426feb" style:font-weight-asian="normal" style:font-weight-complex="normal"/>
    </style:style>
    <style:style style:name="T177" style:family="text">
      <style:text-properties fo:font-weight="normal" officeooo:rsid="0058c292" style:font-weight-asian="normal" style:font-weight-complex="normal"/>
    </style:style>
    <style:style style:name="T178" style:family="text">
      <style:text-properties fo:font-weight="normal" officeooo:rsid="0063a5db" style:font-weight-asian="normal" style:font-weight-complex="normal"/>
    </style:style>
    <style:style style:name="T179" style:family="text">
      <style:text-properties fo:font-weight="normal" officeooo:rsid="00648b39" style:font-weight-asian="normal" style:font-weight-complex="normal"/>
    </style:style>
    <style:style style:name="T180" style:family="text">
      <style:text-properties fo:font-weight="normal" officeooo:rsid="0066094d" style:font-weight-asian="normal" style:font-weight-complex="normal"/>
    </style:style>
    <style:style style:name="T181" style:family="text">
      <style:text-properties fo:font-weight="normal" officeooo:rsid="006634d0" style:font-weight-asian="normal" style:font-weight-complex="normal"/>
    </style:style>
    <style:style style:name="T182" style:family="text">
      <style:text-properties fo:font-weight="normal" officeooo:rsid="006768c7" style:font-weight-asian="normal" style:font-weight-complex="normal"/>
    </style:style>
    <style:style style:name="T183" style:family="text">
      <style:text-properties fo:font-weight="normal" officeooo:rsid="00684bdb" style:font-weight-asian="normal" style:font-weight-complex="normal"/>
    </style:style>
    <style:style style:name="T184" style:family="text">
      <style:text-properties fo:font-weight="normal" officeooo:rsid="00697274" style:font-weight-asian="normal" style:font-weight-complex="normal"/>
    </style:style>
    <style:style style:name="T185" style:family="text">
      <style:text-properties fo:font-weight="normal" officeooo:rsid="006a3f3c" style:font-weight-asian="normal" style:font-weight-complex="normal"/>
    </style:style>
    <style:style style:name="T186" style:family="text">
      <style:text-properties fo:font-weight="normal" officeooo:rsid="006a723e" style:font-weight-asian="normal" style:font-weight-complex="normal"/>
    </style:style>
    <style:style style:name="T187" style:family="text">
      <style:text-properties fo:font-weight="normal" officeooo:rsid="006a98dc" style:font-weight-asian="normal" style:font-weight-complex="normal"/>
    </style:style>
    <style:style style:name="T188" style:family="text">
      <style:text-properties fo:font-weight="normal" officeooo:rsid="006af70a" style:font-weight-asian="normal" style:font-weight-complex="normal"/>
    </style:style>
    <style:style style:name="T189" style:family="text">
      <style:text-properties fo:font-weight="normal" officeooo:rsid="007e8346" style:font-weight-asian="normal" style:font-weight-complex="normal"/>
    </style:style>
    <style:style style:name="T190" style:family="text">
      <style:text-properties fo:font-weight="normal" officeooo:rsid="007f6d4a" style:font-weight-asian="normal" style:font-weight-complex="normal"/>
    </style:style>
    <style:style style:name="T191" style:family="text">
      <style:text-properties fo:font-weight="normal" officeooo:rsid="00891bf2" style:font-weight-asian="normal" style:font-weight-complex="normal"/>
    </style:style>
    <style:style style:name="T192" style:family="text">
      <style:text-properties fo:font-weight="normal" officeooo:rsid="009a6d92" style:font-weight-asian="normal" style:font-weight-complex="normal"/>
    </style:style>
    <style:style style:name="T193" style:family="text">
      <style:text-properties fo:font-weight="normal" officeooo:rsid="005309e2" style:font-weight-asian="normal" style:font-weight-complex="normal"/>
    </style:style>
    <style:style style:name="T194" style:family="text">
      <style:text-properties fo:font-weight="normal" officeooo:rsid="00a36518" style:font-weight-asian="normal" style:font-weight-complex="normal"/>
    </style:style>
    <style:style style:name="T195" style:family="text">
      <style:text-properties fo:font-weight="normal" officeooo:rsid="00aae4e1" style:font-weight-asian="normal" style:font-weight-complex="normal"/>
    </style:style>
    <style:style style:name="T196" style:family="text">
      <style:text-properties fo:font-weight="normal" officeooo:rsid="00a9052c" style:font-weight-asian="normal" style:font-weight-complex="normal"/>
    </style:style>
    <style:style style:name="T197" style:family="text">
      <style:text-properties fo:font-weight="normal" officeooo:rsid="00afbc60" style:font-weight-asian="normal" style:font-weight-complex="normal"/>
    </style:style>
    <style:style style:name="T198" style:family="text">
      <style:text-properties fo:font-weight="normal" officeooo:rsid="00aff63c" style:font-weight-asian="normal" style:font-weight-complex="normal"/>
    </style:style>
    <style:style style:name="T199" style:family="text">
      <style:text-properties fo:font-weight="normal" officeooo:rsid="00b125b9" style:font-weight-asian="normal" style:font-weight-complex="normal"/>
    </style:style>
    <style:style style:name="T200" style:family="text">
      <style:text-properties fo:font-weight="normal" officeooo:rsid="00b53efc" style:font-weight-asian="normal" style:font-weight-complex="normal"/>
    </style:style>
    <style:style style:name="T201" style:family="text">
      <style:text-properties fo:font-weight="normal" officeooo:rsid="00b57840" style:font-weight-asian="normal" style:font-weight-complex="normal"/>
    </style:style>
    <style:style style:name="T202" style:family="text">
      <style:text-properties fo:font-weight="normal" officeooo:rsid="00b5d83f" style:font-weight-asian="normal" style:font-weight-complex="normal"/>
    </style:style>
    <style:style style:name="T203" style:family="text">
      <style:text-properties fo:font-weight="normal" officeooo:rsid="00b6f6cc" style:font-weight-asian="normal" style:font-weight-complex="normal"/>
    </style:style>
    <style:style style:name="T204" style:family="text">
      <style:text-properties fo:font-weight="normal" officeooo:rsid="00baee10" style:font-weight-asian="normal" style:font-weight-complex="normal"/>
    </style:style>
    <style:style style:name="T205" style:family="text">
      <style:text-properties fo:font-weight="normal" officeooo:rsid="00bb9040" style:font-weight-asian="normal" style:font-weight-complex="normal"/>
    </style:style>
    <style:style style:name="T206" style:family="text">
      <style:text-properties fo:font-weight="normal" officeooo:rsid="00bcedd6" style:font-weight-asian="normal" style:font-weight-complex="normal"/>
    </style:style>
    <style:style style:name="T207" style:family="text">
      <style:text-properties fo:font-weight="normal" officeooo:rsid="00be755d" style:font-weight-asian="normal" style:font-weight-complex="normal"/>
    </style:style>
    <style:style style:name="T208" style:family="text">
      <style:text-properties fo:font-weight="normal" officeooo:rsid="00bee1d0" style:font-weight-asian="normal" style:font-weight-complex="normal"/>
    </style:style>
    <style:style style:name="T209" style:family="text">
      <style:text-properties fo:font-weight="normal" officeooo:rsid="00bee34d" style:font-weight-asian="normal" style:font-weight-complex="normal"/>
    </style:style>
    <style:style style:name="T210" style:family="text">
      <style:text-properties fo:font-weight="normal" officeooo:rsid="00c0cd08" style:font-weight-asian="normal" style:font-weight-complex="normal"/>
    </style:style>
    <style:style style:name="T211" style:family="text">
      <style:text-properties fo:font-weight="normal" officeooo:rsid="00c2fbe8" style:font-weight-asian="normal" style:font-weight-complex="normal"/>
    </style:style>
    <style:style style:name="T212" style:family="text">
      <style:text-properties fo:font-weight="normal" officeooo:rsid="00c5a4fe" style:font-weight-asian="normal" style:font-weight-complex="normal"/>
    </style:style>
    <style:style style:name="T213" style:family="text">
      <style:text-properties fo:font-weight="normal" officeooo:rsid="00c8c9af" style:font-weight-asian="normal" style:font-weight-complex="normal"/>
    </style:style>
    <style:style style:name="T214" style:family="text">
      <style:text-properties fo:font-weight="normal" officeooo:rsid="00dd8ece" style:font-weight-asian="normal" style:font-weight-complex="normal"/>
    </style:style>
    <style:style style:name="T215" style:family="text">
      <style:text-properties fo:font-weight="normal" officeooo:rsid="00dd9fad" style:font-weight-asian="normal" style:font-weight-complex="normal"/>
    </style:style>
    <style:style style:name="T216" style:family="text">
      <style:text-properties fo:font-weight="normal" officeooo:rsid="00ddc0b4" style:font-weight-asian="normal" style:font-weight-complex="normal"/>
    </style:style>
    <style:style style:name="T217" style:family="text">
      <style:text-properties fo:font-weight="normal" officeooo:rsid="0105d610" style:font-weight-asian="normal" style:font-weight-complex="normal"/>
    </style:style>
    <style:style style:name="T218" style:family="text">
      <style:text-properties fo:font-weight="normal" officeooo:rsid="010744dd" style:font-weight-asian="normal" style:font-weight-complex="normal"/>
    </style:style>
    <style:style style:name="T219" style:family="text">
      <style:text-properties fo:font-weight="normal" officeooo:rsid="01080cd4" style:font-weight-asian="normal" style:font-weight-complex="normal"/>
    </style:style>
    <style:style style:name="T220" style:family="text">
      <style:text-properties fo:font-weight="normal" officeooo:rsid="010e5f4e" style:font-weight-asian="normal" style:font-weight-complex="normal"/>
    </style:style>
    <style:style style:name="T221" style:family="text">
      <style:text-properties fo:font-weight="normal" officeooo:rsid="01113c79" style:font-weight-asian="normal" style:font-weight-complex="normal"/>
    </style:style>
    <style:style style:name="T222" style:family="text">
      <style:text-properties fo:font-weight="normal" officeooo:rsid="0111ea09" style:font-weight-asian="normal" style:font-weight-complex="normal"/>
    </style:style>
    <style:style style:name="T223" style:family="text">
      <style:text-properties fo:font-weight="normal" officeooo:rsid="01125d23" style:font-weight-asian="normal" style:font-weight-complex="normal"/>
    </style:style>
    <style:style style:name="T224" style:family="text">
      <style:text-properties fo:font-weight="normal" officeooo:rsid="0117a7f0" style:font-weight-asian="normal" style:font-weight-complex="normal"/>
    </style:style>
    <style:style style:name="T225" style:family="text">
      <style:text-properties fo:font-weight="normal" officeooo:rsid="01198226" style:font-weight-asian="normal" style:font-weight-complex="normal"/>
    </style:style>
    <style:style style:name="T226" style:family="text">
      <style:text-properties fo:font-weight="normal" officeooo:rsid="011ce154" style:font-weight-asian="normal" style:font-weight-complex="normal"/>
    </style:style>
    <style:style style:name="T227" style:family="text">
      <style:text-properties fo:font-weight="normal" officeooo:rsid="011ecdbd" style:font-weight-asian="normal" style:font-weight-complex="normal"/>
    </style:style>
    <style:style style:name="T228" style:family="text">
      <style:text-properties fo:font-weight="normal" officeooo:rsid="01225400" style:font-weight-asian="normal" style:font-weight-complex="normal"/>
    </style:style>
    <style:style style:name="T229" style:family="text">
      <style:text-properties fo:font-weight="normal" officeooo:rsid="0126d180" style:font-weight-asian="normal" style:font-weight-complex="normal"/>
    </style:style>
    <style:style style:name="T230" style:family="text">
      <style:text-properties fo:font-weight="normal" officeooo:rsid="01286c57" style:font-weight-asian="normal" style:font-weight-complex="normal"/>
    </style:style>
    <style:style style:name="T231" style:family="text">
      <style:text-properties fo:font-weight="normal" officeooo:rsid="012b40f9" style:font-weight-asian="normal" style:font-weight-complex="normal"/>
    </style:style>
    <style:style style:name="T232" style:family="text">
      <style:text-properties fo:font-weight="normal" officeooo:rsid="012ce6a6" style:font-weight-asian="normal" style:font-weight-complex="normal"/>
    </style:style>
    <style:style style:name="T233" style:family="text">
      <style:text-properties officeooo:rsid="00624740"/>
    </style:style>
    <style:style style:name="T234" style:family="text">
      <style:text-properties officeooo:rsid="00684bdb"/>
    </style:style>
    <style:style style:name="T235" style:family="text">
      <style:text-properties officeooo:rsid="00882d0a"/>
    </style:style>
    <style:style style:name="T236" style:family="text">
      <style:text-properties officeooo:rsid="00884338"/>
    </style:style>
    <style:style style:name="T237" style:family="text">
      <style:text-properties officeooo:rsid="008def24"/>
    </style:style>
    <style:style style:name="T238" style:family="text">
      <style:text-properties officeooo:rsid="008f3d96"/>
    </style:style>
    <style:style style:name="T239" style:family="text">
      <style:text-properties officeooo:rsid="0095c7a3"/>
    </style:style>
    <style:style style:name="T240" style:family="text">
      <style:text-properties officeooo:rsid="00995d93"/>
    </style:style>
    <style:style style:name="T241" style:family="text">
      <style:text-properties fo:language="el" fo:country="GR"/>
    </style:style>
    <style:style style:name="T242" style:family="text">
      <style:text-properties fo:language="el" fo:country="GR" fo:font-weight="normal" officeooo:rsid="009a6d92" style:font-weight-asian="normal" style:font-weight-complex="normal"/>
    </style:style>
    <style:style style:name="T243" style:family="text">
      <style:text-properties fo:language="el" fo:country="GR" officeooo:rsid="0100b5b6"/>
    </style:style>
    <style:style style:name="T244" style:family="text">
      <style:text-properties fo:language="el" fo:country="GR" officeooo:rsid="01011370"/>
    </style:style>
    <style:style style:name="T245" style:family="text">
      <style:text-properties fo:language="el" fo:country="GR" officeooo:rsid="0102cb67"/>
    </style:style>
    <style:style style:name="T246" style:family="text">
      <style:text-properties fo:language="el" fo:country="GR" officeooo:rsid="0103c6c1"/>
    </style:style>
    <style:style style:name="T247" style:family="text">
      <style:text-properties officeooo:rsid="00a627e6"/>
    </style:style>
    <style:style style:name="T248" style:family="text">
      <style:text-properties officeooo:rsid="00a7c760"/>
    </style:style>
    <style:style style:name="T249" style:family="text">
      <style:text-properties officeooo:rsid="00a9052c"/>
    </style:style>
    <style:style style:name="T250" style:family="text">
      <style:text-properties officeooo:rsid="00a97e6c"/>
    </style:style>
    <style:style style:name="T251" style:family="text">
      <style:text-properties officeooo:rsid="0100b5b6"/>
    </style:style>
    <style:style style:name="T252" style:family="text">
      <style:text-properties officeooo:rsid="0102cb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1">Αλεξία</text:span> Τοπαλίδου 1115201600286</text:p>
      <text:p text:style-name="P46"/>
      <text:p text:style-name="P47">Εντολές <text:span text:style-name="T236">για το κυρίως πρόγραμμα</text:span>: </text:p>
      <text:p text:style-name="P53">-<text:tab/>make</text:p>
      <text:p text:style-name="P53">-<text:tab/>./vaccineMonitor -c <text:span text:style-name="T235">testInputFile</text:span> -b 100000</text:p>
      <text:p text:style-name="P53"/>
      <text:p text:style-name="P48">Εντολές <text:span text:style-name="T236">για το </text:span><text:span text:style-name="T156">bash script</text:span>: </text:p>
      <text:p text:style-name="P49"><text:span text:style-name="T96">-<text:tab/></text:span><text:span text:style-name="T97">./</text:span><text:span text:style-name="T130">testFile.sh virusesFile.txt countriesFile.txr 1000(</text:span><text:span text:style-name="T191">ή οποιοσδήποτε αριθμός</text:span><text:span text:style-name="T130">) 0(</text:span><text:span text:style-name="T191">ή οποιοσδήποτε αριθμός</text:span><text:span text:style-name="T130">)</text:span><text:tab/></text:p>
      <text:p text:style-name="P3"/>
      <text:p text:style-name="P1">Σε αυτή την εργασία έχουν υλοποιηθεί όλες οι δομές<text:span text:style-name="T96"> </text:span><text:span text:style-name="T159">κ</text:span><text:span text:style-name="T240">αι τα ζητούμενα</text:span><text:span text:style-name="T96"> </text:span>και το πρόγραμμα έχει χωριστεί σε αρχεία ανάλογα με τη θεματολογία για την καλύτερη οργάνωσή του. Πιο συγκεκριμένα:</text:p>
      <text:p text:style-name="P1"/>
      <text:p text:style-name="P63"><text:span text:style-name="T3">h</text:span><text:span text:style-name="T2">ashFunctions.h και </text:span><text:span text:style-name="T3">h</text:span><text:span text:style-name="T2">ashFunctions.c:</text:span> </text:p>
      <text:p text:style-name="P1">Αυτά τα δύο αρχεία περιέχουν τους ορισμούς και τις υλοποιήσεις των hash functions όπως ακριβώς δόθηκαν από τους καθηγητές και δεν έχει αλλαχθεί τίποτα.</text:p>
      <text:p text:style-name="P1"/>
      <text:p text:style-name="P65">fileHandling.h και fileHandling.c:</text:p>
      <text:p text:style-name="P1">Αυτά τα δύο αρχεία περιέχουν τους ορισμούς και τις υλοποιήσεις των συναρτήσεων που χρειάζονται για το χειρισμό των αρχείων. Συγκεκριμένα:</text:p>
      <text:p text:style-name="P1"/>
      <text:p text:style-name="P1"><text:span text:style-name="T2">FILE * openFile(char * f):</text:span> Η συνάρτηση αυτή δέχεται το όνομα ενός αρχείου, το ανοίγει και επιστρέφει έναν δείκτη στο αρχείο αυτό.</text:p>
      <text:p text:style-name="P1"/>
      <text:p text:style-name="P1"><text:span text:style-name="T2">void closeFile(FILE * f):</text:span> Η συνάρτηση αυτή δέχεται το όνομα ενός αρχείου και το κλείνει.</text:p>
      <text:p text:style-name="P1"/>
      <text:p text:style-name="P1"><text:span text:style-name="T2">int readFile(FILE * f):</text:span> Η συνάρτηση αυτή δέχεται το όνομα ενός αρχείου το οποίο το διαβάζει γραμμή προς γραμμή και επιστρέφει τον αριθμό των γραμμών του αρχείου.</text:p>
      <text:p text:style-name="P1"/>
      <text:p text:style-name="P66"><text:span text:style-name="T25">int readWords(char* Sentence, char wordArray[8][30]):</text:span><text:span text:style-name="T6"> </text:span><text:span text:style-name="T7">Η συνάρτηση αυτή δέχεται μία πρόταση και έναν πίνακα και κάνει </text:span><text:span text:style-name="T10">store </text:span><text:span text:style-name="T7">τις λέξεις στον πίνακα. Επιστρέφει τον αριθμό των λέξεων.</text:span></text:p>
      <text:p text:style-name="P2"/>
      <text:p text:style-name="P70"><text:span text:style-name="T30">record.h </text:span><text:span text:style-name="T35">και </text:span><text:span text:style-name="T30">record.c:</text:span><text:span text:style-name="T6"> </text:span></text:p>
      <text:p text:style-name="P68"><text:span text:style-name="T19">Αυτά τα δύο αρχεία περιέχουν τις συναρτήσεις για τη δημιουργία των </text:span><text:span text:style-name="T13">records </text:span><text:span text:style-name="T19">δηλαδή των δομών που έχει η εγγραφή για τους </text:span><text:span text:style-name="T13">citizens. </text:span><text:span text:style-name="T20">Συγκεκριμένα:</text:span></text:p>
      <text:p text:style-name="P4"/>
      <text:p text:style-name="P69"><text:span text:style-name="T9">struct record:</text:span><text:span text:style-name="T20"> </text:span><text:span text:style-name="T21">Το κάθε </text:span><text:span text:style-name="T14">record</text:span><text:span text:style-name="T21"> </text:span><text:span text:style-name="T24">είναι</text:span><text:span text:style-name="T21"> μια δομή με τα εξής: </text:span><text:span text:style-name="T14">1) </text:span><text:span text:style-name="T21">Έναν ακέραιο που είναι το </text:span><text:span text:style-name="T14">citizenID </text:span><text:span text:style-name="T21">του </text:span><text:span text:style-name="T14">citizen, 2) </text:span><text:span text:style-name="T21">Το όνομα του </text:span><text:span text:style-name="T14">citizen, 3) </text:span><text:span text:style-name="T21">Το επίθετο του </text:span><text:span text:style-name="T14">citizen, 4) </text:span><text:span text:style-name="T21">Έναν δείκτη στην πόλη στη οποία διαμένει ο</text:span><text:span text:style-name="T14"> citizen,</text:span><text:span text:style-name="T21"> 5) έναν ακέραιο για την ηλικία του </text:span><text:span text:style-name="T14">citizen. </text:span></text:p>
      <text:p text:style-name="P69"><text:span text:style-name="T8">Σχεδιαστική επιλογή της δομής του </text:span><text:span text:style-name="T11">record:</text:span><text:span text:style-name="T14"> </text:span><text:span text:style-name="T22">Η</text:span><text:span text:style-name="T21"> σχεδιαστική επιλογή ήταν τέτοια ώστε δεν προστέθηκε στο </text:span><text:span text:style-name="T14">record </text:span><text:span text:style-name="T21">το όνομα του ιού, η ημερομηνία και το </text:span><text:span text:style-name="T14">yes/no </text:span><text:span text:style-name="T21">διότι από τη στιγμή που θα προστεθούν τα </text:span><text:span text:style-name="T14">citizenID </text:span><text:span text:style-name="T21">μέσα στις δομές (</text:span><text:span text:style-name="T14">bloomFilters </text:span><text:span text:style-name="T21">και </text:span><text:span text:style-name="T14">skipLists</text:span><text:span text:style-name="T21">) είναι σαφές για το ποιο είναι το όνομα του ιού στον οποίο αναφερόμαστε και για τον αν ο </text:span><text:span text:style-name="T14">citizen </text:span><text:span text:style-name="T21">έχει εμβολιαστεί ή όχι για τον ιό αυτόν. Επίσης η ημερομηνία δεν υπάρχει μέσα στο </text:span><text:span text:style-name="T14">record </text:span><text:span text:style-name="T21">διότι όπως θα αναφερθεί παρακάτω έχει μπει μέσα στο </text:span><text:span text:style-name="T14">skipList </text:span><text:span text:style-name="T21">ένας δείκτης σε ημερομηνίες εφόσον ο </text:span><text:span text:style-name="T14">citizen </text:span><text:span text:style-name="T21">έχει εμβολιαστεί και η ημερομηνία βρίσκεται από εκεί. Έτσι πετυχαίνουμε οικονομία στο χώρο.</text:span></text:p>
      <text:p text:style-name="P50"/>
      <text:p text:style-name="P67"><text:span text:style-name="T7">record* createRecord (</text:span><text:span text:style-name="T12">char*</text:span><text:span text:style-name="T7"> citizenID, char* firstName, char* lastName, char ** country,</text:span><text:span text:style-name="T10"> </text:span><text:span text:style-name="T12">char*</text:span><text:span text:style-name="T10"> </text:span><text:span text:style-name="T7">age): </text:span><text:span text:style-name="T23">Η συνάρτηση αυτή παίρνει ορίσματα τις μεταβλητές του </text:span><text:span text:style-name="T15">record </text:span><text:span text:style-name="T23">που περιγράφτηκαν από πάνω και δημιουργεί ένα </text:span><text:span text:style-name="T15">record. </text:span><text:span text:style-name="T23">Επιστρέφει το </text:span><text:span text:style-name="T15">record </text:span><text:span text:style-name="T23">και τυπώνει μήνυμα "A record has been created".</text:span></text:p>
      <text:p text:style-name="P51"/>
      <text:p text:style-name="P51">void recordFree(record* r): <text:span text:style-name="T242">Η συνάρτηση αυτή απελευθερώνει τη μνήμη για το </text:span><text:span text:style-name="T192">record.</text:span></text:p>
      <text:p text:style-name="P51"/>
      <text:p text:style-name="P71"><text:soft-page-break/><text:span text:style-name="T33">country</text:span><text:span text:style-name="T32">List</text:span><text:span text:style-name="T31">.h </text:span><text:span text:style-name="T36">και </text:span><text:span text:style-name="T33">country</text:span><text:span text:style-name="T32">List</text:span><text:span text:style-name="T31">.c:</text:span></text:p>
      <text:p text:style-name="P72"><text:span text:style-name="T37">Α</text:span><text:span text:style-name="T5">υτά τα δύο αρχεία περιέχουν τις συναρτήσει για τη δημιουργία και το χειρισμό λιστών που περιέχουν </text:span><text:span text:style-name="T69">countries</text:span><text:span text:style-name="T5">. Συγκεκριμένα:</text:span></text:p>
      <text:p text:style-name="P12"/>
      <text:p text:style-name="P73"><text:span text:style-name="T5">struct </text:span><text:span text:style-name="T70">country</text:span><text:span text:style-name="T5">Node: </text:span><text:span text:style-name="T73">Αυτή η δομή είναι το </text:span><text:span text:style-name="T39">node </text:span><text:span text:style-name="T73">της λίστας. Το κάθε </text:span><text:span text:style-name="T39">node </text:span><text:span text:style-name="T73">περιέχει ένα</text:span><text:span text:style-name="T60"> </text:span><text:span text:style-name="T61">country</text:span><text:span text:style-name="T39"> </text:span><text:span text:style-name="T73">και ένα δείκτη στο επόμενο </text:span><text:span text:style-name="T39">node </text:span><text:span text:style-name="T73">της λίστας.</text:span></text:p>
      <text:p text:style-name="P32"/>
      <text:p text:style-name="P74"><text:span text:style-name="T5">struct </text:span><text:span text:style-name="T71">country</text:span><text:span text:style-name="T5">List: </text:span><text:span text:style-name="T74">Αυτή η δομή περιέχει ένα δείκτη στο </text:span><text:span text:style-name="T41">node </text:span><text:span text:style-name="T74">που είναι η κεφαλή της λίστας.</text:span></text:p>
      <text:p text:style-name="P32"/>
      <text:p text:style-name="P78"><text:span text:style-name="T5">countryNode * createCountryNode(char* country): </text:span><text:span text:style-name="T74">Αυτή η συνάρτηση δημιουργεί δυναμικά ένα νέο </text:span><text:span text:style-name="T41">node. </text:span><text:span text:style-name="T74">Δέχεται ως όρισμα ένα</text:span><text:span text:style-name="T41"> </text:span><text:span text:style-name="T52">country</text:span><text:span text:style-name="T41"> </text:span><text:span text:style-name="T74">και το βάζει στο </text:span><text:span text:style-name="T41">node. </text:span><text:span text:style-name="T74">Προς το παρόν το</text:span><text:span text:style-name="T41"> node</text:span><text:span text:style-name="T74"> δεν έχει επόμενο οπότε το επόμενο είναι</text:span><text:span text:style-name="T41"> NULL. </text:span></text:p>
      <text:p text:style-name="P32"/>
      <text:p text:style-name="P75"><text:span text:style-name="T5">countryList * createCountryList(): </text:span><text:span text:style-name="T75">Αυτή η συνάρτηση δημιουργεί δυναμικά μια λίστα κενή που στη συνέχεια θα γεμίσει με </text:span><text:span text:style-name="T53">countries</text:span><text:span text:style-name="T43">. </text:span></text:p>
      <text:p text:style-name="P32"/>
      <text:p text:style-name="P79"><text:span text:style-name="T5">void addCountryToList(char* country, countryList * list):</text:span><text:span text:style-name="T84"> </text:span><text:span text:style-name="T76">Αυτή η συνάρτηση προσθέτει ένα νέο</text:span><text:span text:style-name="T54"> </text:span><text:span text:style-name="T55">country</text:span><text:span text:style-name="T45"> </text:span><text:span text:style-name="T76">στο τέλος της λίστας. </text:span></text:p>
      <text:p text:style-name="P79"><text:span text:style-name="T76"/></text:p>
      <text:p text:style-name="P93">void displayCountries(countryList * list): <text:span text:style-name="T214">Η συνάρτηση αυτή τυπώνει τις </text:span><text:span text:style-name="T139">countries </text:span><text:span text:style-name="T214">τ</text:span><text:span text:style-name="T215">η</text:span><text:span text:style-name="T214">ς λίστας.</text:span></text:p>
      <text:p text:style-name="P93"/>
      <text:p text:style-name="P93">char** getNthCountry(countryList* list, int index): <text:span text:style-name="T216">Η συνάρτηση αυτή επιστρέφει έναν δείκτη στο νιοστό </text:span><text:span text:style-name="T140">country </text:span><text:span text:style-name="T216">της λίστας</text:span></text:p>
      <text:p text:style-name="P32"/>
      <text:p text:style-name="P76"><text:span text:style-name="T5">char** searchCountryList(countryList *list, char* country): </text:span><text:span text:style-name="T77">Αυτή η συνάρτηση ψάχνει τη λίστα για την ύπαρξη ενός</text:span><text:span text:style-name="T47"> </text:span><text:span text:style-name="T56">country</text:span><text:span text:style-name="T77">. Επιστρέφει δείκτη στο</text:span><text:span text:style-name="T47"> </text:span><text:span text:style-name="T57">country </text:span><text:span text:style-name="T77">ή </text:span><text:span text:style-name="T47">null </text:span><text:span text:style-name="T77">αν το</text:span><text:span text:style-name="T47"> </text:span><text:span text:style-name="T57">country</text:span><text:span text:style-name="T47"> </text:span><text:span text:style-name="T77">δεν βρεθεί.</text:span></text:p>
      <text:p text:style-name="P16"/>
      <text:p text:style-name="P33">int existCountryAtList(countryList *list, char* country): <text:span text:style-name="T173">Αυτή η συνάρτηση ψάχνει τη λίστα για την ύπαρξη ενός</text:span><text:span text:style-name="T110"> </text:span><text:span text:style-name="T141">country</text:span><text:span text:style-name="T173">. Επιστρέφει </text:span><text:span text:style-name="T132">1</text:span><text:span text:style-name="T194"> αν βρεθεί</text:span><text:span text:style-name="T173"> ή </text:span><text:span text:style-name="T132">0</text:span><text:span text:style-name="T194"> αν</text:span><text:span text:style-name="T173"> δεν βρεθεί.</text:span></text:p>
      <text:p text:style-name="P32"/>
      <text:p text:style-name="P77"><text:span text:style-name="T5">void destroyCountryList(countryList * list): </text:span><text:span text:style-name="T77">Αυτή η συνάρτηση καταστρέφει τη λίστα των</text:span><text:span text:style-name="T47"> </text:span><text:span text:style-name="T58">countries</text:span><text:span text:style-name="T47"> </text:span><text:span text:style-name="T77">ελευθερώνοντας τη μνήμη. Τυπ</text:span><text:span text:style-name="T79">ώ</text:span><text:span text:style-name="T77">νει το μήνυμα "A country list has been destroyed!".</text:span></text:p>
      <text:p text:style-name="P77"><text:span text:style-name="T77"/></text:p>
      <text:p text:style-name="P86"><text:span text:style-name="T34">dateVaccinated</text:span><text:span text:style-name="T32">List</text:span><text:span text:style-name="T31">.h </text:span><text:span text:style-name="T36">και </text:span><text:span text:style-name="T34">dateVaccinated</text:span><text:span text:style-name="T32">List</text:span><text:span text:style-name="T31">.c:</text:span></text:p>
      <text:p text:style-name="P84"><text:span text:style-name="T37">Α</text:span><text:span text:style-name="T5">υτά τα δύο αρχεία περιέχουν τις συναρτήσει για τη δημιουργία και το χειρισμό λιστών που περιέχουν </text:span><text:span text:style-name="T69">countries</text:span><text:span text:style-name="T5">. Συγκεκριμένα:</text:span></text:p>
      <text:p text:style-name="P88"/>
      <text:p text:style-name="P81"><text:span text:style-name="T5">struct </text:span><text:span text:style-name="T72">dateVaccinated</text:span><text:span text:style-name="T5">Node: </text:span><text:span text:style-name="T73">Αυτή η δομή είναι το </text:span><text:span text:style-name="T39">node </text:span><text:span text:style-name="T73">της λίστας. Το κάθε </text:span><text:span text:style-name="T39">node </text:span><text:span text:style-name="T73">περιέχει ένα</text:span><text:span text:style-name="T81"> </text:span><text:span text:style-name="T59">date</text:span><text:span text:style-name="T39"> </text:span><text:span text:style-name="T73">και ένα δείκτη στο επόμενο </text:span><text:span text:style-name="T39">node </text:span><text:span text:style-name="T73">της λίστας.</text:span></text:p>
      <text:p text:style-name="P94"/>
      <text:p text:style-name="P82"><text:span text:style-name="T5">struct </text:span><text:span text:style-name="T72">dateVaccinated</text:span><text:span text:style-name="T5">List: </text:span><text:span text:style-name="T74">Αυτή η δομή περιέχει ένα δείκτη στο </text:span><text:span text:style-name="T41">node </text:span><text:span text:style-name="T74">που είναι η κεφαλή της λίστας.</text:span></text:p>
      <text:p text:style-name="P94"/>
      <text:p text:style-name="P82"><text:span text:style-name="T72">dateVaccinated</text:span><text:span text:style-name="T5">Node * create</text:span><text:span text:style-name="T72">dateVaccinated</text:span><text:span text:style-name="T5">Node(char* </text:span><text:span text:style-name="T72">dateVaccinated</text:span><text:span text:style-name="T5">): </text:span><text:span text:style-name="T74">Αυτή η συνάρτηση δημιουργεί δυναμικά ένα νέο </text:span><text:span text:style-name="T41">node. </text:span><text:span text:style-name="T74">Δέχεται ως όρισμα ένα</text:span><text:span text:style-name="T41"> </text:span><text:span text:style-name="T62">date</text:span><text:span text:style-name="T41"> </text:span><text:span text:style-name="T74">και το βάζει στο </text:span><text:span text:style-name="T41">node. </text:span><text:span text:style-name="T74">Προς το παρόν το</text:span><text:span text:style-name="T41"> node</text:span><text:span text:style-name="T74"> δεν έχει επόμενο οπότε το επόμενο είναι</text:span><text:span text:style-name="T41"> NULL. </text:span></text:p>
      <text:p text:style-name="P94"/>
      <text:p text:style-name="P82"><text:span text:style-name="T72">dateVaccinated</text:span><text:span text:style-name="T5">List * create</text:span><text:span text:style-name="T72">dateVaccinated</text:span><text:span text:style-name="T5">List(): </text:span><text:span text:style-name="T75">Αυτή η συνάρτηση δημιουργεί δυναμικά μια λίστα κενή που στη συνέχεια θα γεμίσει με </text:span><text:span text:style-name="T63">date</text:span><text:span text:style-name="T53">s</text:span><text:span text:style-name="T43">. </text:span></text:p>
      <text:p text:style-name="P94"/>
      <text:p text:style-name="P81"><text:span text:style-name="T5">void addDateVaccinatedToList(char* dateVaccinated, dateVaccinatedList * list):</text:span><text:span text:style-name="T84"> </text:span><text:span text:style-name="T76">Αυτή η συνάρτηση προσθέτει ένα νέο</text:span><text:span text:style-name="T54"> </text:span><text:span text:style-name="T64">date</text:span><text:span text:style-name="T45"> </text:span><text:span text:style-name="T76">στο τέλος της λίστας. </text:span></text:p>
      <text:p text:style-name="P94"/>
      <text:p text:style-name="P81"><text:soft-page-break/><text:span text:style-name="T5">char** searchDateVaccinatedList(dateVaccinatedList *list, char* dateVaccinated): </text:span><text:span text:style-name="T77">Αυτή η συνάρτηση ψάχνει τη λίστα για την ύπαρξη ενός</text:span><text:span text:style-name="T47"> </text:span><text:span text:style-name="T65">date</text:span><text:span text:style-name="T77">. Επιστρέφει δείκτη στο</text:span><text:span text:style-name="T47"> </text:span><text:span text:style-name="T66">date</text:span><text:span text:style-name="T57"> </text:span><text:span text:style-name="T77">ή </text:span><text:span text:style-name="T47">null </text:span><text:span text:style-name="T77">αν το</text:span><text:span text:style-name="T47"> </text:span><text:span text:style-name="T57">country</text:span><text:span text:style-name="T47"> </text:span><text:span text:style-name="T77">δεν βρεθεί.</text:span></text:p>
      <text:p text:style-name="P90"/>
      <text:p text:style-name="P94">int existDateVaccinatedAtList(dateVaccinatedList *list, char* dateVaccinated): <text:span text:style-name="T173">Αυτή η συνάρτηση ψάχνει τη λίστα για την ύπαρξη ενός</text:span><text:span text:style-name="T110"> </text:span><text:span text:style-name="T142">date</text:span><text:span text:style-name="T173">. Επιστρέφει </text:span><text:span text:style-name="T132">1</text:span><text:span text:style-name="T194"> αν βρεθεί</text:span><text:span text:style-name="T173"> ή </text:span><text:span text:style-name="T132">0</text:span><text:span text:style-name="T194"> αν</text:span><text:span text:style-name="T173"> δεν βρεθεί.</text:span></text:p>
      <text:p text:style-name="P94"/>
      <text:p text:style-name="P81"><text:span text:style-name="T5">void destroyDateVaccinatedList(dateVaccinatedList * list):</text:span><text:span text:style-name="T77"> Αυτή η συνάρτηση καταστρέφει τη λίστα των</text:span><text:span text:style-name="T47"> </text:span><text:span text:style-name="T67">date</text:span><text:span text:style-name="T58">s</text:span><text:span text:style-name="T47"> </text:span><text:span text:style-name="T77">ελευθερώνοντας τη μνήμη. Τυπ</text:span><text:span text:style-name="T79">ώ</text:span><text:span text:style-name="T77">νει το μήνυμα "A dateVaccinated list has been destroyed!".</text:span></text:p>
      <text:p text:style-name="P77"><text:span text:style-name="T77"/></text:p>
      <text:p text:style-name="P85"><text:span text:style-name="T31">record</text:span><text:span text:style-name="T32">ListFunctions</text:span><text:span text:style-name="T31">.h </text:span><text:span text:style-name="T36">και </text:span><text:span text:style-name="T31">record</text:span><text:span text:style-name="T32">ListFunctions</text:span><text:span text:style-name="T31">.c:</text:span></text:p>
      <text:p text:style-name="P83"><text:span text:style-name="T37">Α</text:span><text:span text:style-name="T5">υτά τα δύο αρχεία περιέχουν τις συναρτήσει για τη δημιουργία και το χειρισμό λιστών που περιέχουν </text:span><text:span text:style-name="T38">records </text:span><text:span text:style-name="T5">τα οποία αναφέρθηκαν παραπάνω. Συγκεκριμένα:</text:span></text:p>
      <text:p text:style-name="P87"/>
      <text:p text:style-name="P80"><text:span text:style-name="T5">struct recordNode: </text:span><text:span text:style-name="T73">Αυτή η δομή είναι το </text:span><text:span text:style-name="T39">node </text:span><text:span text:style-name="T73">της λίστας. Το κάθε </text:span><text:span text:style-name="T39">node </text:span><text:span text:style-name="T73">περιέχει ένα</text:span><text:span text:style-name="T39"> </text:span><text:span text:style-name="T51">δ</text:span><text:span text:style-name="T80">είκτη </text:span><text:span text:style-name="T81">σε </text:span><text:span text:style-name="T39"><text:s/></text:span><text:span text:style-name="T40">record</text:span><text:span text:style-name="T39"> </text:span><text:span text:style-name="T73">και ένα δείκτη στο επόμενο </text:span><text:span text:style-name="T39">node </text:span><text:span text:style-name="T73">της λίστας.</text:span></text:p>
      <text:p text:style-name="P92"/>
      <text:p text:style-name="P80"><text:span text:style-name="T5">struct recordList: </text:span><text:span text:style-name="T74">Αυτή η δομή περιέχει ένα δείκτη στο </text:span><text:span text:style-name="T41">node </text:span><text:span text:style-name="T74">που είναι η κεφαλή της λίστας.</text:span></text:p>
      <text:p text:style-name="P92"/>
      <text:p text:style-name="P80"><text:span text:style-name="T5">recordNode * createRecordNode(record* rec): </text:span><text:span text:style-name="T74">Αυτή η συνάρτηση δημιουργεί δυναμικά ένα νέο </text:span><text:span text:style-name="T41">node. </text:span><text:span text:style-name="T74">Δέχεται ως όρισμα ένα</text:span><text:span text:style-name="T83"> δείκτη σε</text:span><text:span text:style-name="T41"> </text:span><text:span text:style-name="T42">record</text:span><text:span text:style-name="T41"> </text:span><text:span text:style-name="T74">και το βάζει στο </text:span><text:span text:style-name="T41">node. </text:span><text:span text:style-name="T74">Προς το παρόν το</text:span><text:span text:style-name="T41"> node</text:span><text:span text:style-name="T74"> δεν έχει επόμενο οπότε το επόμενο είναι</text:span><text:span text:style-name="T41"> NULL. </text:span></text:p>
      <text:p text:style-name="P92"/>
      <text:p text:style-name="P80"><text:span text:style-name="T5">recordList * createRecordList(): </text:span><text:span text:style-name="T75">Αυτή η συνάρτηση δημιουργεί δυναμικά μια λίστα κενή που στη συνέχεια θα γεμίσει με </text:span><text:span text:style-name="T44">records</text:span><text:span text:style-name="T43">. </text:span></text:p>
      <text:p text:style-name="P92"/>
      <text:p text:style-name="P80"><text:span text:style-name="T5">void addRecordToList(record* rec, recordList * list):</text:span><text:span text:style-name="T84"> </text:span><text:span text:style-name="T76">Αυτή η συνάρτηση προσθέτει ένα νέο </text:span><text:span text:style-name="T82">δείκτη σε</text:span><text:span text:style-name="T45"> </text:span><text:span text:style-name="T46">record</text:span><text:span text:style-name="T45"> </text:span><text:span text:style-name="T76">στο τέλος της λίστας. </text:span></text:p>
      <text:p text:style-name="P92"/>
      <text:p text:style-name="P80"><text:span text:style-name="T5">record* searchRecordList(recordList list,</text:span><text:span text:style-name="T38"> </text:span><text:span text:style-name="T68">char*</text:span><text:span text:style-name="T38"> </text:span><text:span text:style-name="T5">id): </text:span><text:span text:style-name="T77">Αυτή η συνάρτηση ψάχνει τη λίστα για την ύπαρξη ενός </text:span><text:span text:style-name="T48">record </text:span><text:span text:style-name="T77">με βάση το </text:span><text:span text:style-name="T48">id </text:span><text:span text:style-name="T78">του</text:span><text:span text:style-name="T77">. Επιστρέφει δείκτη στο</text:span><text:span text:style-name="T47"> </text:span><text:span text:style-name="T48">record</text:span><text:span text:style-name="T47"> </text:span><text:span text:style-name="T77">ή </text:span><text:span text:style-name="T47">null </text:span><text:span text:style-name="T77">αν το</text:span><text:span text:style-name="T47"> </text:span><text:span text:style-name="T49">record</text:span><text:span text:style-name="T47"> </text:span><text:span text:style-name="T77">δεν βρεθεί.</text:span></text:p>
      <text:p text:style-name="P89"/>
      <text:p text:style-name="P92">int existRecordAtList(recordList *list, char* id): <text:span text:style-name="T173">Αυτή η συνάρτηση ψάχνει τη λίστα για την ύπαρξη ενός </text:span><text:span text:style-name="T131">record </text:span><text:span text:style-name="T173">με βάση το </text:span><text:span text:style-name="T131">id </text:span><text:span text:style-name="T193">του</text:span><text:span text:style-name="T173">. Επιστρέφει </text:span><text:span text:style-name="T132">1</text:span><text:span text:style-name="T194"> αν βρεθεί</text:span><text:span text:style-name="T173"> ή </text:span><text:span text:style-name="T132">0</text:span><text:span text:style-name="T194"> αν</text:span><text:span text:style-name="T173"> δεν βρεθεί.</text:span></text:p>
      <text:p text:style-name="P92"/>
      <text:p text:style-name="P80"><text:span text:style-name="T5">void destroyRecordList(recordList * list):</text:span><text:span text:style-name="T77"> Αυτή η συνάρτηση καταστρέφει τη λίστα των</text:span><text:span text:style-name="T47"> </text:span><text:span text:style-name="T50">records</text:span><text:span text:style-name="T47"> </text:span><text:span text:style-name="T77">ελευθερώνοντας τη μνήμη. Τυπ</text:span><text:span text:style-name="T79">ώ</text:span><text:span text:style-name="T77">νει το μήνυμα "A record list has been destroyed!".</text:span></text:p>
      <text:p text:style-name="P52"/>
      <text:p text:style-name="P54"><text:span text:style-name="T93">mytok</text:span><text:span text:style-name="T85">.h </text:span><text:span text:style-name="T94">και </text:span><text:span text:style-name="T93">mytoc</text:span><text:span text:style-name="T85">.c:</text:span> </text:p>
      <text:p text:style-name="P5">Αυτά τα δύο αρχεία περιέχουν τις συναρτήσεις για τ<text:span text:style-name="T247">ο χειρισμό των γραμμών και λέξεων του αρχείου</text:span>. Συγκεκριμένα:</text:p>
      <text:p text:style-name="P5"/>
      <text:p text:style-name="P5"><text:span text:style-name="T2">char * getFirst(char * str):</text:span> <text:span text:style-name="T249">Η συνάρτηση δέχεται μια πρόταση και επιστρέφει την πρώτη λέξη. Κάθε λέξη χωρίζεται με κενό.</text:span></text:p>
      <text:p text:style-name="P5"/>
      <text:p text:style-name="P45">char * getNext(): <text:span text:style-name="T195">Η συνάρτηση επιστρέφει την επόμενη λέξη. </text:span><text:span text:style-name="T196">Κάθε λέξη χωρίζεται με κενό.</text:span></text:p>
      <text:p text:style-name="P61"/>
      <text:p text:style-name="P44"><text:span text:style-name="T96">char * getRest(): </text:span><text:span text:style-name="T195">Η συνάρτηση επιστρέφει την υπόλοιπη πρόταση.</text:span></text:p>
      <text:p text:style-name="P5"/>
      <text:p text:style-name="P7"><text:span text:style-name="T2">char * getFirst</text:span><text:span text:style-name="T4">1</text:span><text:span text:style-name="T2">(char * str):</text:span> <text:span text:style-name="T249">Η συνάρτηση δέχεται μια πρόταση και επιστρέφει την πρώτη λέξη. Κάθε λέξη χωρίζεται με </text:span><text:span text:style-name="T250">παύλα</text:span><text:span text:style-name="T249">.</text:span></text:p>
      <text:p text:style-name="P6"/>
      <text:p text:style-name="P45">char * getNext<text:span text:style-name="T248">1</text:span>(): <text:span text:style-name="T195">Η συνάρτηση επιστρέφει την επόμενη λέξη. </text:span><text:span text:style-name="T196">Κάθε λέξη χωρίζεται με </text:span><text:span text:style-name="T195">παύλα</text:span><text:span text:style-name="T196">.</text:span></text:p>
      <text:p text:style-name="P5"><text:soft-page-break/></text:p>
      <text:p text:style-name="P55"><text:span text:style-name="T86">bitArrayFunctions</text:span><text:span text:style-name="T85">.h </text:span><text:span text:style-name="T94">και </text:span><text:span text:style-name="T86">bitArrayFunctions</text:span><text:span text:style-name="T85">.c:</text:span></text:p>
      <text:p text:style-name="P8">Αυτά τα δύο αρχεία περιέχουν τις συναρτήσεις για το χειρισμό ενός <text:span text:style-name="T96">bit array. </text:span>Τα <text:span text:style-name="T96">bit arrays </text:span>χρησιμοποιούνται στα <text:span text:style-name="T96">bloom filters. </text:span>Συγκεκριμένα:</text:p>
      <text:p text:style-name="P8"/>
      <text:p text:style-name="P25">void <text:s/>setBit( unsigned int A[], <text:s/>unsigned long k ): <text:span text:style-name="T161">Αυτή η συνάρτηση δέχεται ως ορίσματα έναν αριθμό που αντιστοιχεί στη θέση </text:span><text:span text:style-name="T98">του</text:span><text:span text:style-name="T161"> </text:span><text:span text:style-name="T98">bit </text:span><text:span text:style-name="T161">του οποίου θα θέλαμε να αλλάξουμε την τιμή του</text:span><text:span text:style-name="T98"> </text:span><text:span text:style-name="T103">α</text:span><text:span text:style-name="T166">πό 0 σε 1</text:span><text:span text:style-name="T98"> </text:span><text:span text:style-name="T161">και έναν πίνακα του οποίου θέλουμε να αλλάξουμε το Κ-οστό </text:span><text:span text:style-name="T98">bit </text:span><text:span text:style-name="T161">του.</text:span></text:p>
      <text:p text:style-name="P8"/>
      <text:p text:style-name="P25">int checkBit( unsigned int A[], <text:s/>unsigned long k ): <text:span text:style-name="T161">Αυτή η συνάρτηση ελέγχει αν το Κ-οστό </text:span><text:span text:style-name="T98">bit </text:span><text:span text:style-name="T161">ενός </text:span><text:span text:style-name="T98">bit array </text:span><text:span text:style-name="T161">είναι 0 ή 1. Αν είναι 0 επιστρέφει 0, αν είναι 1 επιστρέφει 1.</text:span></text:p>
      <text:p text:style-name="P13"/>
      <text:p text:style-name="P56"><text:span text:style-name="T87">bloomFilterFunctions.h </text:span><text:span text:style-name="T95">και </text:span><text:span text:style-name="T87">bloomFilterFunctions.c:</text:span></text:p>
      <text:p text:style-name="P9">Αυτά τα δύο αρχεία περιέχουν τις συναρτήσεις για τη δημιουργία και το χειρισμό των <text:span text:style-name="T96">bloom filters.</text:span> Συγκεκριμένα:</text:p>
      <text:p text:style-name="P9"/>
      <text:p text:style-name="P26">struct bloomfilter: <text:span text:style-name="T162">Η δομή </text:span><text:span text:style-name="T99">bloomfilter </text:span><text:span text:style-name="T162">περιλαμβάνει το όνομα του </text:span><text:span text:style-name="T99">bloom filter, </text:span><text:span text:style-name="T162">το μέγεθος του </text:span><text:span text:style-name="T99">bit array </text:span><text:span text:style-name="T162">και τον </text:span><text:span text:style-name="T99">bit array </text:span><text:span text:style-name="T162">του </text:span><text:span text:style-name="T99">bloom filter.</text:span></text:p>
      <text:p text:style-name="P26"/>
      <text:p text:style-name="P26">bloomfilter* createBloomFilter(char* name, int arraySize): <text:span text:style-name="T163">Η συνάρτηση αυτή δημιουργεί δυναμικά ένα </text:span><text:span text:style-name="T100">bloom filter. </text:span><text:span text:style-name="T163">Παίρνει ορίσματα το όνομα του</text:span><text:span text:style-name="T100"> bloom filter </text:span><text:span text:style-name="T163">και το μέγεθος του </text:span><text:span text:style-name="T100">bit array </text:span><text:span text:style-name="T163">του </text:span><text:span text:style-name="T100">bloom filter </text:span><text:span text:style-name="T163">σε </text:span><text:span text:style-name="T100">bytes. </text:span><text:span text:style-name="T163">Αρχικοποιεί τον πίνακα σε μηδενικά και επιστρέφει τον δείκτη στο </text:span><text:span text:style-name="T100">bloom filter. </text:span><text:span text:style-name="T175">Η συνάρτηση τυπώνει σχετικό μήνυμα όταν το </text:span><text:span text:style-name="T112">bloom filter </text:span><text:span text:style-name="T175">δημιουργηθεί.</text:span></text:p>
      <text:p text:style-name="P26"/>
      <text:p text:style-name="P26">int bloomFilterSearch(bloomfilter* bloomFilter, unsigned char* s): <text:span text:style-name="T164">Η συνάρτηση τσεκάρει αν το </text:span><text:span text:style-name="T101">s </text:span><text:span text:style-name="T164">υπάρχει μέσα το </text:span><text:span text:style-name="T101">bloomFilter. </text:span><text:span text:style-name="T164">Αν υπάρχει επιστρέφει 1, διαφορετικά επιστρέφει 0. Η συνάρτηση </text:span><text:span text:style-name="T101">hash</text:span><text:span text:style-name="T164">άρει το </text:span><text:span text:style-name="T101">s 16</text:span><text:span text:style-name="T164"> φορές με 16 διαφορετικά</text:span><text:span text:style-name="T101"> hash functions</text:span><text:span text:style-name="T164"> και αν έστω και ένα από τα</text:span><text:span text:style-name="T101"> bit</text:span><text:span text:style-name="T164"> είναι 0 τότε το</text:span><text:span text:style-name="T101"> s</text:span><text:span text:style-name="T164"> δεν υπάρχει σίγουρα, και η συνάρτηση επιστρέφει 0. Διαφορετικά αν όλα τα </text:span><text:span text:style-name="T101">bits </text:span><text:span text:style-name="T164">είναι 1 τότε το </text:span><text:span text:style-name="T101">s </text:span><text:span text:style-name="T164">πιθανώς υπάρχει ήδη και η συνάρτηση επιστρέφει 1. </text:span><text:span text:style-name="T176">Η συνάρτηση τυπώνει σχετικό μήνυμα για την ύπαρξη ή μη.</text:span></text:p>
      <text:p text:style-name="P26"/>
      <text:p text:style-name="P26">void bloomFilterInsert(bloomfilter* bloomFilter, unsigned char* s): <text:span text:style-name="T165">Η συνάρτηση αυτή εισάγει το </text:span><text:span text:style-name="T102">s </text:span><text:span text:style-name="T165">στο </text:span><text:span text:style-name="T102">bloom filter. </text:span><text:span text:style-name="T165">Πρώτα κάνει έλεγχο για το αν το </text:span><text:span text:style-name="T102">s </text:span><text:span text:style-name="T165">υπάρχει ήδη χρησιμοποιώντας την προηγούμενη συνάρτηση. Αν δεν υπάρχει </text:span><text:span text:style-name="T102">hash</text:span><text:span text:style-name="T165">άρει το</text:span><text:span text:style-name="T102"> s </text:span><text:span text:style-name="T165">και αλλάζει τα αντίστοιχα </text:span><text:span text:style-name="T102">bit</text:span><text:span text:style-name="T165"> του</text:span><text:span text:style-name="T102"> bit array </text:span><text:span text:style-name="T165">από 0 σε 1. </text:span><text:span text:style-name="T176">Η συνάρτηση τυπώνει σχετικό μήνυμα αν έγινε η προσθήκη.</text:span></text:p>
      <text:p text:style-name="P26"/>
      <text:p text:style-name="P26">void bloomFilterFree(bloomfilter* bloom): <text:span text:style-name="T167">Αυτή η συνάρτηση ελευθερώνει τη μνήμη καταστρέφοντας το </text:span><text:span text:style-name="T104">bloom filter. </text:span><text:span text:style-name="T176">Η συνάρτηση τυπώνει σχετικό μήνυμα.</text:span></text:p>
      <text:p text:style-name="P62"/>
      <text:p text:style-name="P57"><text:span text:style-name="T87">bloomFilter</text:span><text:span text:style-name="T88">List</text:span><text:span text:style-name="T87">Functions.h </text:span><text:span text:style-name="T95">και </text:span><text:span text:style-name="T87">bloomFilter</text:span><text:span text:style-name="T88">List</text:span><text:span text:style-name="T87">Functions.c:</text:span></text:p>
      <text:p text:style-name="P10">Αυτά τα δύο αρχεία περιέχουν τις συναρτήσει για τη δημιουργία και τον χειρισμό λιστών από <text:span text:style-name="T96">bloom filters. </text:span>Συγκεκριμένα:</text:p>
      <text:p text:style-name="P10"/>
      <text:p text:style-name="P30">struct bloomFilterNode: <text:span text:style-name="T168">Αυτή η δομή είναι το </text:span><text:span text:style-name="T105">node </text:span><text:span text:style-name="T168">της λίστας. Το κάθε </text:span><text:span text:style-name="T105">node </text:span><text:span text:style-name="T168">περιέχει ένα </text:span><text:span text:style-name="T197">δείκτη σε</text:span><text:span text:style-name="T168"> </text:span><text:span text:style-name="T105">bloomfilter </text:span><text:span text:style-name="T168">και ένα δείκτη στο επόμενο </text:span><text:span text:style-name="T105">node </text:span><text:span text:style-name="T168">της λίστας.</text:span></text:p>
      <text:p text:style-name="P30"/>
      <text:p text:style-name="P30">struct bloomFilterList: <text:span text:style-name="T169">Αυτή η δομή περιέχει ένα δείκτη στο </text:span><text:span text:style-name="T106">node </text:span><text:span text:style-name="T169">που είναι η κεφαλή της λίστας.</text:span></text:p>
      <text:p text:style-name="P30"/>
      <text:p text:style-name="P30">bloomFilterNode * createBloomFilterNode(bloomfilter* bf): <text:span text:style-name="T169">Αυτή η συνάρτηση δημιουργεί δυναμικά ένα νέο </text:span><text:span text:style-name="T106">node. </text:span><text:span text:style-name="T169">Δέχεται ως όρισμα ένα </text:span><text:span text:style-name="T198">δείκτη σε </text:span><text:span text:style-name="T106">bloomfilter </text:span><text:span text:style-name="T169">και το βάζει στο </text:span><text:span text:style-name="T106">node. </text:span><text:span text:style-name="T169">Προς το παρόν το</text:span><text:span text:style-name="T106"> node</text:span><text:span text:style-name="T169"> δεν έχει επόμενο οπότε το επόμενο είναι</text:span><text:span text:style-name="T106"> NULL. </text:span></text:p>
      <text:p text:style-name="P26"/>
      <text:p text:style-name="P26"><text:soft-page-break/>bloomFilterList * createBloomFilterList(): <text:span text:style-name="T170">Αυτή η συνάρτηση δημιουργεί δυναμικά μια λίστα κενή που στη συνέχεια θα γεμίσει με </text:span><text:span text:style-name="T107">bloom filters. </text:span><text:span text:style-name="T171">Τυπώνει σχετικό μήνυμα όταν η λίστα δημιουργηθεί.</text:span></text:p>
      <text:p text:style-name="P26"/>
      <text:p text:style-name="P26">void addBloomFilterToList(bloomfilter* bf, bloomFilterList * list): <text:span text:style-name="T171">Αυτή η συνάρτηση προσθέτει ένα νέο </text:span><text:span text:style-name="T199">δείκτη σε</text:span><text:span text:style-name="T171"> </text:span><text:span text:style-name="T108">bloom filter </text:span><text:span text:style-name="T171">στο τέλος της λίστας. </text:span><text:span text:style-name="T172">Τυπώνει σχετικό μήνυμα όταν το </text:span><text:span text:style-name="T109">bloom filter </text:span><text:span text:style-name="T172">προστεθεί.</text:span></text:p>
      <text:p text:style-name="P26"/>
      <text:p text:style-name="P26">bloomfilter* searchBloomFilterList(bloomFilterList *list, char* name): <text:span text:style-name="T173">Αυτή η συνάρτηση ψάχνει τη λίστα για την ύπαρξη ενός </text:span><text:span text:style-name="T110">bloom filter </text:span><text:span text:style-name="T173">με βάση το όνομα. Επιστρέφει δείκτη στο </text:span><text:span text:style-name="T110">bloom filter </text:span><text:span text:style-name="T173">ή </text:span><text:span text:style-name="T110">null </text:span><text:span text:style-name="T173">αν το </text:span><text:span text:style-name="T110">bloom filter </text:span><text:span text:style-name="T173">δεν βρεθεί.</text:span></text:p>
      <text:p text:style-name="P26"/>
      <text:p text:style-name="P27">int existBloomFilterAtList(bloomFilterList *list, char* name): <text:span text:style-name="T173">Αυτή η συνάρτηση ψάχνει τη λίστα για την ύπαρξη ενός </text:span><text:span text:style-name="T110">bloom filter </text:span><text:span text:style-name="T173">με βάση το όνομα. Επιστρέφει </text:span><text:span text:style-name="T174">1 αν το</text:span><text:span text:style-name="T111"> bloom filter</text:span><text:span text:style-name="T174"> βρεθεί και 0</text:span><text:span text:style-name="T173"> αν το </text:span><text:span text:style-name="T110">bloom filter </text:span><text:span text:style-name="T173">δεν βρεθεί.</text:span> </text:p>
      <text:p text:style-name="P26"/>
      <text:p text:style-name="P26">void destroyBloomFilterList(bloomFilterList * list): <text:span text:style-name="T173">Αυτή η συνάρτηση καταστρέφει τη λίστα των </text:span><text:span text:style-name="T110">bloom filters </text:span><text:span text:style-name="T173">ελευθερώνοντας τη μνήμη. Τυπ</text:span><text:span text:style-name="T177">ώ</text:span><text:span text:style-name="T173">νει το μήνυμα "A bloom filter list has been destroyed!".</text:span></text:p>
      <text:p text:style-name="P14"/>
      <text:p text:style-name="P58"><text:span text:style-name="T89">skipList</text:span><text:span text:style-name="T87">.h </text:span><text:span text:style-name="T95">και </text:span><text:span text:style-name="T89">skipList</text:span><text:span text:style-name="T87">.c:</text:span></text:p>
      <text:p text:style-name="P17">Αυτά τα δύο αρχεία περιέχουν τις συναρτήσεις για τη δημιουργία και το χειρισμό των <text:span text:style-name="T96">skip lists. </text:span><text:span text:style-name="T233">Συγκεκριμένα:</text:span></text:p>
      <text:p text:style-name="P17"/>
      <text:p text:style-name="P35">struct skiplistNode: <text:span text:style-name="T178">Η δομή αυτή </text:span><text:span text:style-name="T179">περιέχει έναν δείκτη σε ημερομηνία (η ημερομηνία εμβολιασμού), ένα </text:span><text:span text:style-name="T113">key </text:span><text:span text:style-name="T179">με βάση το οποίο ψάχνουμε τη</text:span><text:span text:style-name="T113"> skip list</text:span><text:span text:style-name="T179"> και είναι ο ακέραιος αριθμός που αντιστοιχεί στο</text:span><text:span text:style-name="T113"> citizenID,</text:span><text:span text:style-name="T179"> έναν πίνακα δεικτών σε <text:s/></text:span><text:span text:style-name="T160">skiplistNode’</text:span><text:span text:style-name="T113">s </text:span><text:span text:style-name="T201">και έναν δείκτη σε </text:span><text:span text:style-name="T133">record</text:span><text:span text:style-name="T113">.</text:span></text:p>
      <text:p text:style-name="P34"/>
      <text:p text:style-name="P34">struct skiplist: <text:span text:style-name="T180">Η δομή αυτή περιέχει το όνομα τ</text:span><text:span text:style-name="T200">ης</text:span><text:span text:style-name="T180"> </text:span><text:span text:style-name="T114">skip list, </text:span><text:span text:style-name="T180">έναν ακέραιο που δηλώνει τα επίπεδα της </text:span><text:span text:style-name="T114">skip list </text:span><text:span text:style-name="T180">και έναν δείκτη στην κεφαλή της </text:span><text:span text:style-name="T114">skip list.</text:span></text:p>
      <text:p text:style-name="P34"/>
      <text:p text:style-name="P34">skiplistNode* createNode(int level, int key, char** date, record* rec): <text:span text:style-name="T181">Η συνάρτηση αυτή δημιουργεί δυναμικά ένα </text:span><text:span text:style-name="T115">node. </text:span><text:span text:style-name="T181">Τα ορίσματα της συνάρτησης είναι το </text:span><text:span text:style-name="T115">id </text:span><text:span text:style-name="T181">του </text:span><text:span text:style-name="T115">node, </text:span><text:span text:style-name="T181">ο δείκτης σε ημερομηνία, ένας ακέραιος που αντιστοιχεί στο </text:span><text:span text:style-name="T115">level </text:span><text:span text:style-name="T181">μέχρι το οποίο θα ανέβει το </text:span><text:span text:style-name="T115">node </text:span><text:span text:style-name="T202">και έναν δείκτη σε </text:span><text:span text:style-name="T134">record</text:span><text:span text:style-name="T115">.</text:span></text:p>
      <text:p text:style-name="P34"/>
      <text:p text:style-name="P36">skiplist* createSkipList(char* listName): <text:span text:style-name="T182">Η συνάρτηση αυτή δημιουργεί δυναμικά μία κενή </text:span><text:span text:style-name="T116">skip list </text:span><text:span text:style-name="T182">με όνομα </text:span><text:span text:style-name="T160">listName</text:span><text:span text:style-name="T182">. Η συνάρτηση τυπώνει σχετικό μήνυμα μετά τη δημιουργία.</text:span></text:p>
      <text:p text:style-name="P34"/>
      <text:p text:style-name="P34">int randomLevel(): <text:span text:style-name="T182">Η συνάρτηση αυτή δημιουργεί με τυχαίο τρόπο έναν ακέραιο ο οποίος θα δοθεί στο κάθε </text:span><text:span text:style-name="T116">node </text:span><text:span text:style-name="T182">και θα αντιστοιχεί στο επίπεδο μέχρι το οποίο θα φτάσει το </text:span><text:span text:style-name="T116">node.</text:span></text:p>
      <text:p text:style-name="P34"/>
      <text:p text:style-name="P34">int search(skiplist* l, int key): <text:span text:style-name="T184">Η συνάρτηση αυτή ψάχνει μέσα</text:span><text:span text:style-name="T118"> </text:span><text:span text:style-name="T184">στη </text:span><text:span text:style-name="T118">skip list </text:span><text:span text:style-name="T184">για ένα συγκεκριμένο </text:span><text:span text:style-name="T118">id. </text:span><text:span text:style-name="T184">Αν το βρει επιστρέφει 1, διαφορετικά επιστρέφει 0. Η αναζήτηση ξεκινάει από το ανώτερο επίπεδο.</text:span></text:p>
      <text:p text:style-name="P34"/>
      <text:p text:style-name="P39">record* searchRecord(skiplist* l, int key): <text:span text:style-name="T184">Η συνάρτηση αυτή ψάχνει μέσα</text:span><text:span text:style-name="T118"> </text:span><text:span text:style-name="T184">στη </text:span><text:span text:style-name="T118">skip list </text:span><text:span text:style-name="T184">για ένα συγκεκριμένο </text:span><text:span text:style-name="T118">id. </text:span><text:span text:style-name="T184">Αν το βρει επιστρέφει </text:span><text:span text:style-name="T203">δείκτη σε </text:span><text:span text:style-name="T135">record </text:span><text:span text:style-name="T203">με αυτό το </text:span><text:span text:style-name="T135">id</text:span><text:span text:style-name="T184">, διαφορετικά επιστρέφει </text:span><text:span text:style-name="T119">null</text:span><text:span text:style-name="T184">. Η αναζήτηση ξεκινάει από το ανώτερο επίπεδο.</text:span></text:p>
      <text:p text:style-name="P34"/>
      <text:p text:style-name="P37">char* searchDate(skiplist* l, int key): <text:span text:style-name="T184">Η συνάρτηση αυτή ψάχνει μέσα</text:span><text:span text:style-name="T118"> </text:span><text:span text:style-name="T184">στη </text:span><text:span text:style-name="T118">skip list </text:span><text:span text:style-name="T184">για ένα συγκεκριμένο </text:span><text:span text:style-name="T118">id. </text:span><text:span text:style-name="T184">Αν το βρει επιστρέφει </text:span><text:span text:style-name="T185">την ημερομηνία εμβολιασμόυ</text:span><text:span text:style-name="T184">, διαφορετικά επιστρέφει </text:span><text:span text:style-name="T119">null</text:span><text:span text:style-name="T184">. Η αναζήτηση ξεκινάει από το ανώτερο επίπεδο.</text:span></text:p>
      <text:p text:style-name="P34"/>
      <text:p text:style-name="P38">void skiplistInsert(skiplist* l, int key, char** date, record* rec): <text:span text:style-name="T186">Η συνάρτηση αυτή εισάγει ένα νέο </text:span><text:span text:style-name="T120">id </text:span><text:span text:style-name="T186">στη </text:span><text:span text:style-name="T120">skip list. </text:span><text:span text:style-name="T186">Ξεκινάει από το ανώτερο επίπεδο συγκρίνοντας τα </text:span><text:span text:style-name="T120">id. </text:span><text:span text:style-name="T186">Αν το </text:span><text:span text:style-name="T120">id </text:span><text:span text:style-name="T186">του νέου </text:span><text:span text:style-name="T120">node </text:span><text:span text:style-name="T186">είναι μικρότερο από το </text:span><text:span text:style-name="T120">id </text:span><text:span text:style-name="T186">του </text:span><text:span text:style-name="T120">node </text:span><text:span text:style-name="T186">στο οποίο φτάσαμε τότε γυρνάμε στο προηγούμενο</text:span><text:span text:style-name="T120"> node</text:span><text:span text:style-name="T186"> και πάμε στο από κάτω επίπεδο και συνεχίζουμε το ψάξιμο προχωρώντας μπροστά και κατεβαίνοντας μέχρι να φτάσουμε στο κατώτερο επίπεδο. Το νέο </text:span><text:span text:style-name="T120">node </text:span><text:span text:style-name="T186">θα έχει ύψος που παράγεται από τη συνάρτηση που αναφέρθηκε παραπάνω. Με τη βοήθεια του πίνακα </text:span><text:soft-page-break/><text:span text:style-name="T120">forwards </text:span><text:span text:style-name="T186">συνδέουμε το νέο </text:span><text:span text:style-name="T120">node </text:span><text:span text:style-name="T186">με τα σωστά </text:span><text:span text:style-name="T120">nodes </text:span><text:span text:style-name="T186">καθώς αυτό τοποθετείται και στα πιο πάνω επίπεδα. </text:span><text:span text:style-name="T187">Αν το νέο </text:span><text:span text:style-name="T121">node </text:span><text:span text:style-name="T187">είναι ψηλότερο από το ανώτερο επίπεδο της</text:span><text:span text:style-name="T121"> skip list</text:span><text:span text:style-name="T187"> τότε ενημερώνουμε το νέο ύψος της</text:span><text:span text:style-name="T121"> skip list.</text:span><text:span text:style-name="T120"> </text:span><text:span text:style-name="T186">Η συνάρτηση τυπώνει σχετικό μήνυμα μετά την εισαγωγή.</text:span><text:span text:style-name="T187"> </text:span></text:p>
      <text:p text:style-name="P34"/>
      <text:p text:style-name="P34">void skiplistDelete(skiplist* l, int key): <text:span text:style-name="T188">Η συνάρτηση αυτή διαγράφει ένα </text:span><text:span text:style-name="T122">node </text:span><text:span text:style-name="T188">με συγκεκριμένο </text:span><text:span text:style-name="T122">id </text:span><text:span text:style-name="T188">από τη </text:span><text:span text:style-name="T122">skip list. </text:span><text:span text:style-name="T188">Ξεκινάει από το ανώτερο επίπεδο και ψάχνει το </text:span><text:span text:style-name="T122">node. </text:span><text:span text:style-name="T188">Στη συνέχεια με τη βοήθειά του πίνακα </text:span><text:span text:style-name="T122">forwards </text:span><text:span text:style-name="T188">διαγράφουμε το </text:span><text:span text:style-name="T122">node </text:span><text:span text:style-name="T188">και από τα ανώτερα επίπεδα. Αν χρειάζεται ενημερώνουμε το νέο ύψος της </text:span><text:span text:style-name="T122">skip list. </text:span><text:span text:style-name="T188">Μετά τη διαγραφή, η συνάρτηση τυπώνει σχετικό μήνυμα.</text:span></text:p>
      <text:p text:style-name="P34"/>
      <text:p text:style-name="P34">int display(skiplist* l): <text:span text:style-name="T204">Η συνάρτηση αυτή τυπώνει όλα τα </text:span><text:span text:style-name="T136">records </text:span><text:span text:style-name="T204">που έχει η </text:span><text:span text:style-name="T136">skiplist l. </text:span><text:span text:style-name="T204">Αν η λίστα είναι κενή επιστρέφει 0.</text:span></text:p>
      <text:p text:style-name="P34"/>
      <text:p text:style-name="P34">int citizenNumber(skiplist* l, char* country): <text:span text:style-name="T205">Η συνάρτηση αυτή επιστρέφει τον αριθμό των πολιτών που βρίσκονται στην </text:span><text:span text:style-name="T137">skiplist l </text:span><text:span text:style-name="T205">και κατάγονται από την </text:span><text:span text:style-name="T137">country.</text:span></text:p>
      <text:p text:style-name="P34"/>
      <text:p text:style-name="P40">int citizenRangeDate(skiplist* l, char* country, int day1i, int month1i, int year1i, int day2i, int month2i, int year2i): <text:span text:style-name="T205">Η συνάρτηση αυτή επιστρέφει τον αριθμό των πολιτών που βρίσκονται στην </text:span><text:span text:style-name="T137">skiplist l </text:span><text:span text:style-name="T205">και κατάγονται από την </text:span><text:span text:style-name="T137">country </text:span><text:span text:style-name="T206">και εμβολιάστηκαν εντός συγκεκριμένου χρονικού διαστήματος</text:span><text:span text:style-name="T137">.</text:span></text:p>
      <text:p text:style-name="P34"/>
      <text:p text:style-name="P41">int citizenRangeDate0_20(skiplist* l, char* country, int day1i, int month1i, int year1i, int day2i, int month2i, int year2i): <text:span text:style-name="T205">Η συνάρτηση αυτή επιστρέφει τον αριθμό των πολιτών </text:span><text:span text:style-name="T207">ηλικίας 0-20 </text:span><text:span text:style-name="T205">που βρίσκονται στην </text:span><text:span text:style-name="T137">skiplist l </text:span><text:span text:style-name="T205">και κατάγονται από την </text:span><text:span text:style-name="T137">country </text:span><text:span text:style-name="T206">και εμβολιάστηκαν εντός συγκεκριμένου χρονικού διαστήματος</text:span><text:span text:style-name="T137">.</text:span></text:p>
      <text:p text:style-name="P34"/>
      <text:p text:style-name="P42">int citizenRangeDate20_40(skiplist* l, char* country, int day1i, int month1i, int year1i, int day2i, int month2i, int year2i): <text:span text:style-name="T205">Η συνάρτηση αυτή επιστρέφει τον αριθμό των πολιτών </text:span><text:span text:style-name="T207">ηλικίας </text:span><text:span text:style-name="T208">2</text:span><text:span text:style-name="T207">0-</text:span><text:span text:style-name="T208">4</text:span><text:span text:style-name="T207">0 </text:span><text:span text:style-name="T205">που βρίσκονται στην </text:span><text:span text:style-name="T137">skiplist l </text:span><text:span text:style-name="T205">και κατάγονται από την </text:span><text:span text:style-name="T137">country </text:span><text:span text:style-name="T206">και εμβολιάστηκαν εντός συγκεκριμένου χρονικού διαστήματος</text:span><text:span text:style-name="T137">.</text:span></text:p>
      <text:p text:style-name="P34"/>
      <text:p text:style-name="P43">int citizenRangeDate40_60(skiplist* l, char* country, int day1i, int month1i, int year1i, int day2i, int month2i, int year2i): <text:span text:style-name="T205">Η συνάρτηση αυτή επιστρέφει τον αριθμό των πολιτών </text:span><text:span text:style-name="T207">ηλικίας </text:span><text:span text:style-name="T209">4</text:span><text:span text:style-name="T207">0-</text:span><text:span text:style-name="T209">6</text:span><text:span text:style-name="T207">0 </text:span><text:span text:style-name="T205">που βρίσκονται στην </text:span><text:span text:style-name="T137">skiplist l </text:span><text:span text:style-name="T205">και κατάγονται από την </text:span><text:span text:style-name="T137">country </text:span><text:span text:style-name="T206">και εμβολιάστηκαν εντός συγκεκριμένου χρονικού διαστήματος</text:span><text:span text:style-name="T137">.</text:span></text:p>
      <text:p text:style-name="P34"/>
      <text:p text:style-name="P43">int citizenRangeDate60(skiplist* l, char* country, int day1i, int month1i, int year1i, int day2i, int month2i, int year2i): <text:span text:style-name="T205">Η συνάρτηση αυτή επιστρέφει τον αριθμό των πολιτών </text:span><text:span text:style-name="T207">ηλικίας </text:span><text:span text:style-name="T209">60+</text:span><text:span text:style-name="T207"> </text:span><text:span text:style-name="T205">που βρίσκονται στην </text:span><text:span text:style-name="T137">skiplist l </text:span><text:span text:style-name="T205">και κατάγονται από την </text:span><text:span text:style-name="T137">country </text:span><text:span text:style-name="T206">και εμβολιάστηκαν εντός συγκεκριμένου χρονικού διαστήματος</text:span><text:span text:style-name="T137">.</text:span></text:p>
      <text:p text:style-name="P34"/>
      <text:p text:style-name="P34">void skiplistFreeNode(skiplistNode* node): <text:span text:style-name="T183">Η συνάρτηση αυτή ελευθερώνει τη μνήμη ενός </text:span><text:span text:style-name="T117">node.</text:span></text:p>
      <text:p text:style-name="P34"/>
      <text:p text:style-name="P34">void skiplistFree(skiplist* l): <text:span text:style-name="T183">Η συνάρτηση αυτή καταστρέφει μία </text:span><text:span text:style-name="T117">skip list </text:span><text:span text:style-name="T183">ελευθερώνοντας τη μνήμη. Τυπώνει σχετικό μήνυμα.</text:span></text:p>
      <text:p text:style-name="P18"/>
      <text:p text:style-name="P59"><text:span text:style-name="T90">skipList</text:span><text:span text:style-name="T88">List</text:span><text:span text:style-name="T87">Functions.h </text:span><text:span text:style-name="T95">και </text:span><text:span text:style-name="T90">skipList</text:span><text:span text:style-name="T88">List</text:span><text:span text:style-name="T87">Functions.c:</text:span></text:p>
      <text:p text:style-name="P11">Αυτά τα δύο αρχεία περιέχουν τις συναρτήσει για τη δημιουργία και τον χειρισμό λιστών από <text:span text:style-name="T155">skip list</text:span><text:span text:style-name="T96">s. </text:span>Συγκεκριμένα:</text:p>
      <text:p text:style-name="P11"/>
      <text:p text:style-name="P31">struct skipListNode: <text:span text:style-name="T168">Αυτή η δομή είναι το </text:span><text:span text:style-name="T105">node </text:span><text:span text:style-name="T168">της λίστας. Το κάθε </text:span><text:span text:style-name="T105">node </text:span><text:span text:style-name="T168">περιέχει ένα </text:span><text:span text:style-name="T210">δείκτη σε</text:span><text:span text:style-name="T105"> </text:span><text:span text:style-name="T123">skip list</text:span><text:span text:style-name="T105"> </text:span><text:span text:style-name="T168">και ένα δείκτη στο επόμενο </text:span><text:span text:style-name="T105">node </text:span><text:span text:style-name="T168">της λίστας.</text:span></text:p>
      <text:p text:style-name="P31"/>
      <text:p text:style-name="P31">struct skipListList: <text:span text:style-name="T169">Αυτή η δομή περιέχει ένα δείκτη στο </text:span><text:span text:style-name="T106">node </text:span><text:span text:style-name="T169">που είναι η κεφαλή της λίστας.</text:span></text:p>
      <text:p text:style-name="P31"/>
      <text:p text:style-name="P31">skipListNode * createSkipListNode(skiplist* sl): <text:span text:style-name="T169">Αυτή η συνάρτηση δημιουργεί δυναμικά ένα νέο </text:span><text:span text:style-name="T106">node. </text:span><text:span text:style-name="T169">Δέχεται ως όρισμα ένα </text:span><text:span text:style-name="T211">δείκτη σε</text:span><text:span text:style-name="T106"> </text:span><text:span text:style-name="T124">skip list</text:span><text:span text:style-name="T106"> </text:span><text:span text:style-name="T169">και το βάζει στο </text:span><text:span text:style-name="T106">node. </text:span><text:span text:style-name="T169">Προς το παρόν το</text:span><text:span text:style-name="T106"> node</text:span><text:span text:style-name="T169"> δεν έχει επόμενο οπότε το επόμενο είναι</text:span><text:span text:style-name="T106"> NULL. </text:span></text:p>
      <text:p text:style-name="P28"/>
      <text:p text:style-name="P28"><text:soft-page-break/>skipListList * createSkipListList(): <text:span text:style-name="T170">Αυτή η συνάρτηση δημιουργεί δυναμικά μια λίστα κενή που στη συνέχεια θα γεμίσει με </text:span><text:span text:style-name="T125">skip lists</text:span><text:span text:style-name="T107">. </text:span><text:span text:style-name="T171">Τυπώνει σχετικό μήνυμα όταν η λίστα δημιουργηθεί.</text:span></text:p>
      <text:p text:style-name="P28"/>
      <text:p text:style-name="P28">void addSkipListToList(skiplist* sl, skipListList * list): <text:span text:style-name="T171">Αυτή η συνάρτηση προσθέτει </text:span><text:span text:style-name="T212">έναν</text:span><text:span text:style-name="T171"> νέ</text:span><text:span text:style-name="T212">ο δείκτη σε</text:span><text:span text:style-name="T108"> </text:span><text:span text:style-name="T126">skip list</text:span><text:span text:style-name="T108"> </text:span><text:span text:style-name="T171">στο τέλος της λίστας. </text:span><text:span text:style-name="T172">Τυπώνει σχετικό μήνυμα όταν </text:span><text:span text:style-name="T189">η</text:span><text:span text:style-name="T127"> skip list</text:span><text:span text:style-name="T109"> </text:span><text:span text:style-name="T172">προστεθεί.</text:span></text:p>
      <text:p text:style-name="P28"/>
      <text:p text:style-name="P28">skiplist* searchSkipListList(skipListList *list, char* name): <text:span text:style-name="T173">Αυτή η συνάρτηση ψάχνει τη λίστα για την ύπαρξη </text:span><text:span text:style-name="T190">μίας</text:span><text:span text:style-name="T128"> skip list</text:span><text:span text:style-name="T110"> </text:span><text:span text:style-name="T173">με βάση το όνομα. Επιστρέφει δείκτη στ</text:span><text:span text:style-name="T190">η</text:span><text:span text:style-name="T128"> skip list</text:span><text:span text:style-name="T110"> </text:span><text:span text:style-name="T173">ή </text:span><text:span text:style-name="T110">null </text:span><text:span text:style-name="T173">αν </text:span><text:span text:style-name="T190">η</text:span><text:span text:style-name="T128"> skip list</text:span><text:span text:style-name="T110"> </text:span><text:span text:style-name="T173">δεν βρεθεί.</text:span></text:p>
      <text:p text:style-name="P28"/>
      <text:p text:style-name="P29">int existSkipListAtList(skipListList *list, char* name): <text:span text:style-name="T173">Αυτή η συνάρτηση ψάχνει τη λίστα για την ύπαρξη </text:span><text:span text:style-name="T190">μίας</text:span><text:span text:style-name="T128"> skip list</text:span><text:span text:style-name="T110"> </text:span><text:span text:style-name="T173">με βάση το όνομα. Επιστρέφει </text:span><text:span text:style-name="T138">1</text:span><text:span text:style-name="T213"> αν βρεθεί και 0 αν</text:span><text:span text:style-name="T173"> δεν βρεθεί.</text:span></text:p>
      <text:p text:style-name="P28"/>
      <text:p text:style-name="P28"><text:span text:style-name="T234">void destroySkipListList(skipListList * list):</text:span><text:span text:style-name="T183"> </text:span><text:span text:style-name="T173">Αυτή η συνάρτηση καταστρέφει τη λίστα των</text:span><text:span text:style-name="T110"> </text:span><text:span text:style-name="T129">skip lists</text:span><text:span text:style-name="T110"> </text:span><text:span text:style-name="T173">ελευθερώνοντας τη μνήμη. Τυπ</text:span><text:span text:style-name="T177">ώ</text:span><text:span text:style-name="T173">νει το μήνυμα ""A skip list, list has been destroyed!".</text:span></text:p>
      <text:p text:style-name="P15"/>
      <text:p text:style-name="P60"><text:span text:style-name="T91">userCommands</text:span><text:span text:style-name="T87">.h </text:span><text:span text:style-name="T95">και </text:span><text:span text:style-name="T92">userCommands</text:span><text:span text:style-name="T87">.c:</text:span></text:p>
      <text:p text:style-name="P91">Αυτά τα δύο αρχεία περιέχουν τις συναρτήσεις που καλεί ο χρήστης από το πληκτρολόγιο. Συγκεκριμένα:</text:p>
      <text:p text:style-name="P91"/>
      <text:p text:style-name="P95">void vaccineStatusBloom(char* citizenID, char* virusName, bloomFilterList* bl): <text:span text:style-name="T217">Αυτή η συνάρτηση ελέγχει τη λίστα των </text:span><text:span text:style-name="T143">bloomfilters </text:span><text:span text:style-name="T217">για την ύπαρξη</text:span><text:span text:style-name="T143"> bloomfilter </text:span><text:span text:style-name="T217">με όνομα </text:span><text:span text:style-name="T143">virusName. </text:span><text:span text:style-name="T218">Αν δεν βρει τυπώνει μήνυμα “There is no bloomfilter with name”. </text:span><text:span text:style-name="T219">Αν το βρει αναζητά το </text:span><text:span text:style-name="T144">bloomfilter </text:span><text:span text:style-name="T219">για το </text:span><text:span text:style-name="T144">citizenID. </text:span><text:span text:style-name="T219">Αν το βρει τυπώνει “</text:span><text:span text:style-name="T144">MAYBE</text:span><text:span text:style-name="T219">” αν όχι τυπώνει “</text:span><text:span text:style-name="T144">NOT VACCINATED</text:span><text:span text:style-name="T219">”.</text:span></text:p>
      <text:p text:style-name="P95"/>
      <text:p text:style-name="P104"><text:span text:style-name="T26">void vaccineStatus1(char* citizenID, char* virusName, skipListList* sll): </text:span><text:span text:style-name="T27">Αυτή η συνάρτηση κάνει ότι και η προηγούμενη μόνο που τώρα ψάχνει τη </text:span><text:span text:style-name="T16">skipList. </text:span><text:span text:style-name="T28">Αν δεν βρει</text:span><text:span text:style-name="T17"> </text:span><text:span text:style-name="T18">τ</text:span><text:span text:style-name="T29">ο</text:span><text:span text:style-name="T18"> citizenID</text:span><text:span text:style-name="T17"> </text:span><text:span text:style-name="T28">τυπώνει μήνυμα </text:span><text:span text:style-name="T18">“NOT VACCINATED” </text:span><text:span text:style-name="T29">αν το βρει “VACCINATED ON ημερομηνία”.</text:span></text:p>
      <text:p text:style-name="P95"/>
      <text:p text:style-name="P95">void vaccineStatus2(char* citizenID, skipListList* vaccinatedList, skipListList* notVaccinatedList): <text:span text:style-name="T220">Αυτή η συνάρτηση κάνει ότι η προηγούμενη μόνο που ψάχνει όλες τις </text:span><text:span text:style-name="T145">skiplists.</text:span></text:p>
      <text:p text:style-name="P95"/>
      <text:p text:style-name="P96">void listnonVaccinatedPeople(char* virusName, skipListList* notVaccinatedList): <text:span text:style-name="T221">Η συνάρτηση αυτή ψάχνει τη λίστα των </text:span><text:span text:style-name="T146">skiplists </text:span><text:span text:style-name="T221">των μη εμβολιασμένων. Αν εντοπίσει τη </text:span><text:span text:style-name="T146">skiplist </text:span><text:span text:style-name="T221">με όνομα </text:span><text:span text:style-name="T146">virusName </text:span><text:span text:style-name="T221">τότε τυπώνει όλα τα </text:span><text:span text:style-name="T146">records </text:span><text:span text:style-name="T221">των μη εμβολιασμένων πολιτών για αυτόν τον ιό. </text:span><text:span text:style-name="T222">Αν η </text:span><text:span text:style-name="T147">skiplist </text:span><text:span text:style-name="T222">δεν βρεθεί τότε τυπώνει το μήνυμα “There is no skip list with name όνομα”. </text:span><text:span text:style-name="T223">Αν η </text:span><text:span text:style-name="T148">skiplist </text:span><text:span text:style-name="T223">υπάρχει αλλά είναι κανή τότε τυπώνει “The skip list όνομα hasn't not vaccinated citizens”.</text:span></text:p>
      <text:p text:style-name="P95"/>
      <text:p text:style-name="P97">void populationStatus1(char* country, char* virusName, char* d1, char* d2, skipListList* notVaccinatedList, skipListList* vaccinatedList): <text:s/><text:span text:style-name="T221">Η συνάρτηση αυτή </text:span><text:span text:style-name="T224">τυπώνει τον αριθμό και το ποσοστό του πληθυσμού που κατάγονται από την </text:span><text:span text:style-name="T149">country </text:span><text:span text:style-name="T224">και έχουν εμβολιαστεί για τον ιό </text:span><text:span text:style-name="T149">virusName </text:span><text:span text:style-name="T224">το διάστημα μεταξύ </text:span><text:span text:style-name="T149">date1 </text:span><text:span text:style-name="T224">και </text:span><text:span text:style-name="T149">date2. </text:span><text:span text:style-name="T225">Για τον υπολογισμό του ποσοστού ο παρανομαστής είναι το άθροισμα των πολιτών που κατάγονται από την </text:span><text:span text:style-name="T150">country </text:span><text:span text:style-name="T225">και είναι εμβολιασμένοι μαζί με αυτούς που κατάγονται από την </text:span><text:span text:style-name="T150">country </text:span><text:span text:style-name="T225">και δεν είναι εμβολιασμένοι.</text:span></text:p>
      <text:p text:style-name="P95"/>
      <text:p text:style-name="P98">void populationStatus2(char* virusName, char* date1, char* date2, skipListList* notVaccinatedList, skipListList* vaccinatedList, countryList* listOfCountries): <text:span text:style-name="T221">Η συνάρτηση αυτή </text:span><text:span text:style-name="T226">κάνει ότι η προηγούμενη αλλά για όλες τις χώρες </text:span><text:span text:style-name="T227">που υπάρχουν στη λίστα των χωρών</text:span><text:span text:style-name="T226">.</text:span></text:p>
      <text:p text:style-name="P95"/>
      <text:p text:style-name="P101">void popStatusByAge1(char* country, char* virusName, char* d1, char* d2, skipListList* notVaccinatedList, skipListList* vaccinatedList): <text:span text:style-name="T221">Η συνάρτηση αυτή </text:span><text:span text:style-name="T226">κάνει ότι η </text:span><text:span text:style-name="T228">προ-</text:span><text:span text:style-name="T226">προηγούμενη αλλά </text:span><text:span text:style-name="T228">τυπώνει ανά ηλικιακή ομάδα τον αριθμό και ποσοστό του πληθυσμού. Ο παρανομαστής για το ποσοστό είναι ο ίδιος.</text:span></text:p>
      <text:p text:style-name="P101"><text:soft-page-break/>void popStatusByAge2(char* virusName, char* date1, char* date2, skipListList* notVaccinatedList, skipListList* vaccinatedList, countryList* listOfCountries): <text:span text:style-name="T221">Η συνάρτηση αυτή </text:span><text:span text:style-name="T226">κάνει ότι η </text:span><text:span text:style-name="T228">προ-</text:span><text:span text:style-name="T226">προηγούμενη αλλά </text:span><text:span text:style-name="T228">τυπώνει ανά ηλικιακή ομάδα τον αριθμό και ποσοστό του πληθυσμού.</text:span></text:p>
      <text:p text:style-name="P95"/>
      <text:p text:style-name="P100">void insertCitizenRecord1(char* citizenID, char* firstName, char* lastName, char* country, char* age, char* virusName, char* yes_no, skipListList* notVaccinatedList, skipListList* vaccinatedList, bloomFilterList* bfl, recordList* recList, countryList* cl, int bloomSize): <text:span text:style-name="T221">Η συνάρτηση </text:span><text:span text:style-name="T229">ελέγχει αν ένας πολίτης έχει εμβολιαστεί και τυπώνει “ERROR: CITIZEN</text:span><text:span text:style-name="T151"> citizenID </text:span><text:span text:style-name="T229">ALREADY VACCINATED ON ημερομηνία” </text:span><text:span text:style-name="T230">σε κάθε άλλη περίπτωση τυπώνει “CITIZEN</text:span><text:span text:style-name="T152"> citizenID </text:span><text:span text:style-name="T230">ADDED”</text:span><text:span text:style-name="T229">. Αν δεν έχει εμβολιαστεί τότε φτιάχνει νέες δομές εφόσον κάτι το συναντάμε για πρώτη φορά. Αν ο </text:span><text:span text:style-name="T151">citizen </text:span><text:span text:style-name="T229">υπήρχε στους μη εμβολιασμένους τότε αφαιρείται από τις αντίστοιχες δομές καθώς τώρα θα ανήκει στους εμβολιασμένους.</text:span></text:p>
      <text:p text:style-name="P95"/>
      <text:p text:style-name="P100">void insertCitizenRecord2(char* citizenID, char* firstName, char* lastName, char* coutry, char* age, char* virusName, char* yes_no, char* date, skipListList* vaccinatedList, skipListList* notVaccinatedList, bloomFilterList* bfl, recordList* recList, countryList* cl, dateVaccinatedList* dateList, int bloomSize): <text:span text:style-name="T221">Η συνάρτηση </text:span><text:span text:style-name="T229">ελέγχει αν ένας πολίτης έχει εμβολιαστεί και τυπώνει “ERROR: CITIZEN</text:span><text:span text:style-name="T151"> citizenID </text:span><text:span text:style-name="T229">ALREADY VACCINATED ON ημερομηνία” </text:span><text:span text:style-name="T230">σε κάθε άλλη περίπτωση τυπώνει “CITIZEN</text:span><text:span text:style-name="T152"> citizenID </text:span><text:span text:style-name="T230">ADDED”</text:span><text:span text:style-name="T229">. Αν δεν έχει εμβολιαστεί τότε φτιάχνει νέες δομές εφόσον κάτι το συναντάμε για πρώτη φορά. Αν ο </text:span><text:span text:style-name="T151">citizen </text:span><text:span text:style-name="T229">υπήρχε στους μη εμβολιασμένους </text:span><text:span text:style-name="T231">ήδη τότε τυπώνεται το μήνυμα “ERROR IN RECORD </text:span><text:span text:style-name="T153">citizenID</text:span><text:span text:style-name="T231">”</text:span><text:span text:style-name="T229">.</text:span></text:p>
      <text:p text:style-name="P95"/>
      <text:p text:style-name="P99">void vaccinateNow(char* citizenID, char* firstName, char* lastName, char* country, char* age, char* virusName, skipListList* vaccinatedList, skipListList* notVaccinatedList, bloomFilterList* bfl, recordList* recList, countryList* cl, dateVaccinatedList* dateList, int bloomSize): <text:s/><text:span text:style-name="T221">Η συνάρτηση </text:span><text:span text:style-name="T229">ελέγχει αν ένας πολίτης έχει εμβολιαστεί και τυπώνει “ERROR: CITIZEN</text:span><text:span text:style-name="T151"> citizenID </text:span><text:span text:style-name="T229">ALREADY VACCINATED ON ημερομηνία” </text:span><text:span text:style-name="T230">σε κάθε άλλη περίπτωση τυπώνει “CITIZEN</text:span><text:span text:style-name="T152"> citizenID </text:span><text:span text:style-name="T230">ADDED”</text:span><text:span text:style-name="T229">. Αν δεν έχει εμβολιαστεί τότε φτιάχνει νέες δομές εφόσον κάτι το συναντάμε για πρώτη φορά. Αν ο </text:span><text:span text:style-name="T151">citizen </text:span><text:span text:style-name="T229">υπήρχε στους μη εμβολιασμένους τότε αφαιρείται από τις αντίστοιχες δομές καθώς τώρα θα ανήκει στους εμβολιασμένους.</text:span></text:p>
      <text:p text:style-name="P95"/>
      <text:p text:style-name="P103">vaccineMonitor.c</text:p>
      <text:p text:style-name="P102"><text:span text:style-name="T241">Αυτό</text:span><text:span text:style-name="T243"> το αρχείο περιέχει τη </text:span><text:span text:style-name="T251">main. </text:span><text:span text:style-name="T243">Αρχικά γίνεται έλεγχος ορισμάτων. Στη </text:span><text:span text:style-name="T246">συνέχεια</text:span><text:span text:style-name="T243"> διαβάζεται το αρχείο που δημιουργήθηκ</text:span><text:span text:style-name="T246">ε</text:span><text:span text:style-name="T243"> από το</text:span><text:span text:style-name="T251"> bash script </text:span><text:span text:style-name="T243">γραμμή γραμμή και δημιουργούνται και γεμίζουν όλες οι δομές. Καθώς διαβάζεται το αρχείο όταν συναντάμε ένα</text:span><text:span text:style-name="T251"> id</text:span><text:span text:style-name="T243"> το οποίο το έχουμε ξανά συναντήσει το απορρίπτουμε μονάχα εφόσον η εγγραφή αναφέρεται στον ίδιο ιό </text:span><text:span text:style-name="T244">με την πρώτη φορά</text:span><text:span text:style-name="T243">. </text:span><text:span text:style-name="T245">Στη συνέχεια ζητείται από το χρήστη να δώσει εντολές. Όταν ο χρήστης πληκτρολογήσει /</text:span><text:span text:style-name="T252">exit </text:span><text:span text:style-name="T245">τότε απελευθερώνεται όλη η μνήμη και το πρόγραμμα τερματίζει.</text:span></text:p>
      <text:p text:style-name="P19"/>
      <text:p text:style-name="P64">Bash Script</text:p>
      <text:p text:style-name="P20">Στην αρχή του <text:span text:style-name="T96">bash script </text:span>γίνονται όλοι οι απαραίτητοι έλεγχοι αν ο χρήστης:</text:p>
      <text:p text:style-name="P20"/>
      <text:p text:style-name="P20">-<text:tab/>έδωσε σωστό αριθμό ορισμάτων από τη γραμμή εντολών</text:p>
      <text:p text:style-name="P20">-<text:tab/>έδωσε στο πρώτο όρισμα το όνομα ενός αρχείου που υπάρχει και είναι <text:span text:style-name="T96">readable</text:span></text:p>
      <text:p text:style-name="P21"><text:span text:style-name="T96">-<text:tab/></text:span>έδωσε στο δεύτερο όρισμα το όνομα ενός αρχείου που υπάρχει και είναι <text:span text:style-name="T96">readable</text:span></text:p>
      <text:p text:style-name="P21"><text:span text:style-name="T96">-<text:tab/></text:span><text:span text:style-name="T237">έδωσε στο τρίτο όρισμα αριθμό και θετικό</text:span></text:p>
      <text:p text:style-name="P22">-<text:tab/><text:span text:style-name="T237">έδωσε στο τέταρτο όρισμα αριθμό και μ</text:span><text:span text:style-name="T239">η</text:span><text:span text:style-name="T237"> αρνητικό</text:span></text:p>
      <text:p text:style-name="P22"/>
      <text:p text:style-name="P24">Στη συνέχεια το πρόγραμμα τυπώνει τα περιεχόμενα των αρχείων με τις χώρες και τους ιούς.</text:p>
      <text:p text:style-name="P22"><text:span text:style-name="T238">Τέλος δημιουργείται το αρχείο στο οποίο εγγράφονται τα </text:span><text:span text:style-name="T157">records. </text:span><text:span text:style-name="T238">Αν τα </text:span><text:span text:style-name="T157">duplicates </text:span><text:span text:style-name="T238">επιτρέπονται τότε αποφασίζεται με τυχαίο τρόπο αν μια εγγραφή θα επαναληφθεί </text:span><text:tab/><text:span text:style-name="T238">αλλά ίσως με διαφορετικό ιό, </text:span><text:span text:style-name="T157">YES/NO </text:span><text:span text:style-name="T238">και ημερομηνία. Εγγραφές που έχουν </text:span><text:span text:style-name="T157">NO </text:span><text:span text:style-name="T238">δεν έχουν ημερομηνία.</text:span></text:p>
      <text:p text:style-name="P23">Αν ξανατρέξουμε το <text:span text:style-name="T96">bash s</text:span><text:span text:style-name="T158">c</text:span><text:span text:style-name="T96">ript </text:span>τότε κάθε φορά στην αρχή διαγράφεται το προηγούμενο αρχείο (αν υπάρχει) στο οποίο γράφτηκαν τα <text:span text:style-name="T96">records </text:span>και δημιουργείται ένα ολοκαίνουριο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2:06:18.175000000</meta:creation-date>
    <dc:date>2021-03-24T22:28:02.648000000</dc:date>
    <meta:editing-duration>PT5H35M44S</meta:editing-duration>
    <meta:editing-cycles>224</meta:editing-cycles>
    <meta:generator>LibreOffice/7.0.3.1$Windows_X86_64 LibreOffice_project/d7547858d014d4cf69878db179d326fc3483e082</meta:generator>
    <meta:document-statistic meta:table-count="0" meta:image-count="0" meta:object-count="0" meta:page-count="8" meta:paragraph-count="137" meta:word-count="3686" meta:character-count="24698" meta:non-whitespace-character-count="21121"/>
  </office:meta>
</office:document-meta>
</file>